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08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3.1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ff950e"/>
      <style:text-properties style:font-name="Arial" style:font-name-asian="Droid Sans" style:font-name-complex="Lohit Hindi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style:font-name-asian="Droid Sans" style:font-name-complex="Lohit Hindi"/>
    </style:style>
    <style:style style:name="ce7" style:family="table-cell" style:parent-style-name="Default">
      <style:text-properties fo:color="#dc23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4417in" svg:height="1.6626in" svg:x="3.835in" svg:y="3.7858in">
            <draw:object draw:notify-on-update-of-ranges="Sheet1.A9:Sheet1.A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Elements/sec per N Threads" draw:style-name="gr1" svg:width="6.2988in" svg:height="3.5429in" svg:x="0.0394in" svg:y="2.1945in">
            <draw:object draw:notify-on-update-of-ranges="Sheet1.B9:Sheet1.G9 Sheet1.B10:Sheet1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in" svg:height="3.0047in" svg:x="14.0154in" svg:y="7.0177in">
            <draw:object draw:notify-on-update-of-ranges="Sheet1.A46:Sheet1.A49 Sheet1.B46:Sheet1.B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3.9937in" svg:y="10.2661in">
            <draw:object draw:notify-on-update-of-ranges="Sheet1.B56:Sheet1.B56 Sheet1.B49:Sheet1.B49 Sheet1.B57:Sheet1.B57 Sheet1.B51:Sheet1.B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96in" svg:height="3.5421in" svg:x="6.8287in" svg:y="12.9362in">
            <draw:object draw:notify-on-update-of-ranges="Sheet1.B67:Sheet1.B67 Sheet1.B51:Sheet1.B51 Sheet1.B68:Sheet1.B68 Sheet1.B52:Sheet1.B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3079in" svg:height="3.5461in" svg:x="14.0839in" svg:y="14.1626in">
            <draw:object draw:notify-on-update-of-ranges="Sheet1.B71:Sheet1.B71 Sheet1.B52:Sheet1.B52 Sheet1.B72:Sheet1.B72 Sheet1.B53:Sheet1.B53 Sheet1.B73:Sheet1.B73 Sheet1.B54:Sheet1.B5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69in" svg:height="3.5354in" svg:x="12.7232in" svg:y="18.3945in">
            <draw:object draw:notify-on-update-of-ranges="Sheet1.A102:Sheet1.A106 Sheet1.D101:Sheet1.D101 Sheet1.D102:Sheet1.D10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18.6665in" svg:y="42.0437in">
            <draw:object draw:notify-on-update-of-ranges="Sheet1.A256:Sheet1.A259 Sheet1.B256:Sheet1.B25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9.1177in" svg:height="6.9224in" svg:x="26.5098in" svg:y="38.5417in">
            <draw:object draw:notify-on-update-of-ranges="Sheet1.K241:Sheet1.K241 Sheet1.J231:Sheet1.J231 Sheet1.J241:Sheet1.J241 Sheet1.L241:Sheet1.L241 Sheet1.K241:Sheet1.K241 Sheet1.J242:Sheet1.J242 Sheet1.L242:Sheet1.L242 Sheet1.K242:Sheet1.K242 Sheet1.J243:Sheet1.J243 Sheet1.L243:Sheet1.L243 Sheet1.K243:Sheet1.K243 Sheet1.J244:Sheet1.J245 Sheet1.L244:Sheet1.L244 Sheet1.K244:Sheet1.K2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3.1654in" svg:y="61in">
            <draw:object draw:notify-on-update-of-ranges="Sheet1.A363:Sheet1.A372 Sheet1.A361:Sheet1.A361 Sheet1.D363:Sheet1.D372 Sheet1.A253:Sheet1.A253 Sheet1.D255:Sheet1.D259 Sheet1.A255:Sheet1.A25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in" svg:height="3.5508in" svg:x="15.5232in" svg:y="65.2717in">
            <draw:object draw:notify-on-update-of-ranges="Sheet1.A384:Sheet1.A392 Sheet1.A361:Sheet1.A361 Sheet1.D384:Sheet1.D392 Sheet1.A253:Sheet1.A253 Sheet1.D255:Sheet1.D259 Sheet1.A255:Sheet1.A25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8in" svg:height="3.5508in" svg:x="15.513in" svg:y="69.0343in">
            <draw:object draw:notify-on-update-of-ranges="Sheet1.A384:Sheet1.A392 Sheet1.A361:Sheet1.A361 Sheet1.B384:Sheet1.B392 Sheet1.A253:Sheet1.A253 Sheet1.B255:Sheet1.B259 Sheet1.A255:Sheet1.A25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6.2988in" svg:height="3.5429in" svg:x="15.6827in" svg:y="73.0996in">
            <draw:object draw:notify-on-update-of-ranges="Sheet1.A409:Sheet1.A414 Sheet1.A361:Sheet1.A361 Sheet1.D409:Sheet1.D414 Sheet1.A253:Sheet1.A253 Sheet1.B264:Sheet1.B268 Sheet1.A255:Sheet1.A259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6.298in" svg:height="3.5508in" svg:x="8.826in" svg:y="72.9665in">
            <draw:object draw:notify-on-update-of-ranges="Sheet1.A409:Sheet1.A414 Sheet1.A361:Sheet1.A361 Sheet1.B409:Sheet1.B414 Sheet1.A253:Sheet1.A253 Sheet1.C264:Sheet1.C268 Sheet1.A264:Sheet1.A26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row table:style-name="ro1">
          <table:table-cell office:value-type="string">
            <text:p>Total Elements imported</text:p>
          </table:table-cell>
          <table:table-cell/>
          <table:table-cell office:value-type="float" office:value="12186983">
            <text:p>12186983</text:p>
          </table:table-cell>
          <table:table-cell table:number-columns-repeated="25"/>
        </table:table-row>
        <table:table-row table:style-name="ro1">
          <table:table-cell office:value-type="string">
            <text:p>Elements/Sec</text:p>
          </table:table-cell>
          <table:table-cell/>
          <table:table-cell office:value-type="float" office:value="1508">
            <text:p>150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Total time to import XML video metadata to HBase: 8733928555665 nanoseconds ~= 8733.928555665 seconds.</text:p>
            <text:p>Total videos imported: 44920227 (duplicates are possible)</text:p>
            <text:p>Video/sec: 5143.187</text:p>
            <text:p/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Thread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1"/>
        </table:table-row>
        <table:table-row table:style-name="ro1">
          <table:table-cell office:value-type="string">
            <text:p>Elements/Sec</text:p>
          </table:table-cell>
          <table:table-cell office:value-type="float" office:value="1508">
            <text:p>1508</text:p>
          </table:table-cell>
          <table:table-cell office:value-type="float" office:value="3000">
            <text:p>3000</text:p>
          </table:table-cell>
          <table:table-cell office:value-type="float" office:value="5181">
            <text:p>5181</text:p>
          </table:table-cell>
          <table:table-cell table:style-name="ce6" office:value-type="float" office:value="5143">
            <text:p>5143</text:p>
          </table:table-cell>
          <table:table-cell office:value-type="float" office:value="5424">
            <text:p>5424</text:p>
          </table:table-cell>
          <table:table-cell office:value-type="float" office:value="5324">
            <text:p>5324</text:p>
          </table:table-cell>
          <table:table-cell table:number-columns-repeated="21"/>
        </table:table-row>
        <table:table-row table:style-name="ro1" table:number-rows-repeated="26">
          <table:table-cell table:number-columns-repeated="28"/>
        </table:table-row>
        <table:table-row table:style-name="ro3">
          <table:table-cell office:value-type="string">
            <text:p>mapreduce normal sin compression 64 bloxksize y 1 reducer</text:p>
          </table:table-cell>
          <table:table-cell office:value-type="string">
            <text:p>2996 sec</text:p>
          </table:table-cell>
          <table:table-cell table:number-columns-repeated="26"/>
        </table:table-row>
        <table:table-row table:style-name="ro3">
          <table:table-cell office:value-type="string">
            <text:p>mapreduce normal con gzip 64 blocksize y 1 reducer</text:p>
          </table:table-cell>
          <table:table-cell office:value-type="string">
            <text:p>2031 sec</text:p>
          </table:table-cell>
          <table:table-cell office:value-type="string">
            <text:p>44920227 videos</text:p>
          </table:table-cell>
          <table:table-cell/>
          <table:table-cell office:value-type="string">
            <text:p>1365 megas</text:p>
          </table:table-cell>
          <table:table-cell table:number-columns-repeated="23"/>
        </table:table-row>
        <table:table-row table:style-name="ro3">
          <table:table-cell office:value-type="string">
            <text:p>mapreduce normal con LZO 64 blocksize y 1 reducer</text:p>
          </table:table-cell>
          <table:table-cell office:value-type="string">
            <text:p>920 sec</text:p>
          </table:table-cell>
          <table:table-cell office:value-type="string">
            <text:p>44920227 videos</text:p>
          </table:table-cell>
          <table:table-cell table:number-columns-repeated="25"/>
        </table:table-row>
        <table:table-row table:style-name="ro3">
          <table:table-cell office:value-type="string">
            <text:p>mapreduce normal con snappy en todo 64 blocksize</text:p>
          </table:table-cell>
          <table:table-cell office:value-type="string">
            <text:p>879 sec</text:p>
          </table:table-cell>
          <table:table-cell office:value-type="string">
            <text:p>44920227 videos</text:p>
          </table:table-cell>
          <table:table-cell table:formula="of:=[.C40]/[.B40]" office:value-type="float" office:value="0">
            <text:p>#VALUE!</text:p>
          </table:table-cell>
          <table:table-cell office:value-type="string">
            <text:p>2212.68 megas</text:p>
          </table:table-cell>
          <table:table-cell table:number-columns-repeated="23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No Compression</text:p>
          </table:table-cell>
          <table:table-cell office:value-type="float" office:value="2996">
            <text:p>2996</text:p>
          </table:table-cell>
          <table:table-cell table:number-columns-repeated="26"/>
        </table:table-row>
        <table:table-row table:style-name="ro1">
          <table:table-cell office:value-type="string">
            <text:p>GZIP</text:p>
          </table:table-cell>
          <table:table-cell office:value-type="float" office:value="2031">
            <text:p>2031</text:p>
          </table:table-cell>
          <table:table-cell table:number-columns-repeated="2"/>
          <table:table-cell office:value-type="float" office:value="1365">
            <text:p>1365</text:p>
          </table:table-cell>
          <table:table-cell table:number-columns-repeated="23"/>
        </table:table-row>
        <table:table-row table:style-name="ro1">
          <table:table-cell office:value-type="string">
            <text:p>LZO</text:p>
          </table:table-cell>
          <table:table-cell office:value-type="float" office:value="920">
            <text:p>920</text:p>
          </table:table-cell>
          <table:table-cell table:number-columns-repeated="26"/>
        </table:table-row>
        <table:table-row table:style-name="ro1">
          <table:table-cell office:value-type="string">
            <text:p>SNAPPY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float" office:value="2212.68">
            <text:p>2212.68</text:p>
          </table:table-cell>
          <table:table-cell table:number-columns-repeated="23"/>
        </table:table-row>
        <table:table-row table:style-name="ro1" table:visibility="collapse">
          <table:table-cell table:number-columns-repeated="28"/>
        </table:table-row>
        <table:table-row table:style-name="ro3">
          <table:table-cell office:value-type="string">
            <text:p>mapreduce snappy 24 reducers 64 blocksize</text:p>
          </table:table-cell>
          <table:table-cell office:value-type="float" office:value="840">
            <text:p>840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64 blocksize <text:s/>snappy</text:p>
          </table:table-cell>
          <table:table-cell office:value-type="float" office:value="552">
            <text:p>552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128 blocksize <text:s/>snappy</text:p>
          </table:table-cell>
          <table:table-cell office:value-type="float" office:value="524">
            <text:p>524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256 blocksize <text:s/>snappy</text:p>
          </table:table-cell>
          <table:table-cell office:value-type="float" office:value="820">
            <text:p>82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1 Regi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24 Regions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>
            <text:p>Sampling input dataset</text:p>
          </table:table-cell>
          <table:table-cell office:value-type="string">
            <text:p>91 sec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3">
          <table:table-cell/>
          <table:table-cell office:value-type="string">
            <text:p>24 Regions without PreSampling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24 Regions with PreSampling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64MB block siz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128MB block siz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256MB block size</text:p>
          </table:table-cell>
          <table:table-cell table:number-columns-repeated="26"/>
        </table:table-row>
        <table:table-row table:style-name="ro1" table:number-rows-repeated="27">
          <table:table-cell table:number-columns-repeated="28"/>
        </table:table-row>
        <table:table-row table:style-name="ro1">
          <table:table-cell office:value-type="string">
            <text:p>Random Reads</text:p>
          </table:table-cell>
          <table:table-cell table:number-columns-repeated="2"/>
          <table:table-cell office:value-type="string">
            <text:p>Execution Time (sec)</text:p>
          </table:table-cell>
          <table:table-cell table:number-columns-repeated="24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1">
            <text:p>0.061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office:value-type="float" office:value="0.01">
            <text:p>0.01</text:p>
          </table:table-cell>
          <table:table-cell office:value-type="string">
            <text:p>WRONG</text:p>
          </table:table-cell>
          <table:table-cell office:value-type="float" office:value="0.067">
            <text:p>0.06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office:value-type="float" office:value="0.132">
            <text:p>0.132</text:p>
          </table:table-cell>
          <table:table-cell office:value-type="float" office:value="0.0666">
            <text:p>0.0666</text:p>
          </table:table-cell>
          <table:table-cell office:value-type="float" office:value="0.085">
            <text:p>0.085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office:value-type="float" office:value="0.132">
            <text:p>0.132</text:p>
          </table:table-cell>
          <table:table-cell office:value-type="float" office:value="0.101">
            <text:p>0.101</text:p>
          </table:table-cell>
          <table:table-cell office:value-type="float" office:value="0.093">
            <text:p>0.09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0.062">
            <text:p>0.06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78">
            <text:p>0.078</text:p>
          </table:table-cell>
          <table:table-cell office:value-type="float" office:value="0.07">
            <text:p>0.0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 Reads In_memory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5">
            <text:p>0.015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13">
            <text:p>0.013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29">
            <text:p>0.029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39">
            <text:p>0.03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46">
            <text:p>0.04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32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21">
            <text:p>0.021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38">
            <text:p>0.038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16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7"/>
        </table:table-row>
        <table:table-row table:style-name="ro1">
          <table:table-cell office:value-type="string">
            <text:p>20 Row Keys</text:p>
          </table:table-cell>
          <table:table-cell table:number-columns-repeated="27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7"/>
        </table:table-row>
        <table:table-row table:style-name="ro1">
          <table:table-cell office:value-type="string">
            <text:p>200 Row Keys</text:p>
          </table:table-cell>
          <table:table-cell table:number-columns-repeated="27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Random Reads In_memory and 8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7"/>
        </table:table-row>
        <table:table-row table:style-name="ro1">
          <table:table-cell office:value-type="string">
            <text:p>5 Row Keys</text:p>
          </table:table-cell>
          <table:table-cell table:number-columns-repeated="27"/>
        </table:table-row>
        <table:table-row table:style-name="ro1">
          <table:table-cell office:value-type="string">
            <text:p>10 Row Keys</text:p>
          </table:table-cell>
          <table:table-cell table:number-columns-repeated="27"/>
        </table:table-row>
        <table:table-row table:style-name="ro1">
          <table:table-cell office:value-type="string">
            <text:p>20 Row Keys</text:p>
          </table:table-cell>
          <table:table-cell table:number-columns-repeated="27"/>
        </table:table-row>
        <table:table-row table:style-name="ro1">
          <table:table-cell office:value-type="string">
            <text:p>50 Row Keys</text:p>
          </table:table-cell>
          <table:table-cell table:number-columns-repeated="27"/>
        </table:table-row>
        <table:table-row table:style-name="ro1">
          <table:table-cell office:value-type="string">
            <text:p>100 Row Keys</text:p>
          </table:table-cell>
          <table:table-cell table:number-columns-repeated="27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>
            <text:p>Random Reads MEDIAN</text:p>
          </table:table-cell>
          <table:table-cell table:number-columns-repeated="2"/>
          <table:table-cell office:value-type="string">
            <text:p>Execution Time (sec)</text:p>
          </table:table-cell>
          <table:table-cell table:number-columns-repeated="24"/>
        </table:table-row>
        <table:table-row table:style-name="ro1">
          <table:table-cell office:value-type="string">
            <text:p>1 Row Key</text:p>
          </table:table-cell>
          <table:table-cell table:number-columns-repeated="27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1">
            <text:p>0.061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67">
            <text:p>0.06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85">
            <text:p>0.085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"/>
          <table:table-cell office:value-type="float" office:value="0.093">
            <text:p>0.093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Random Reads In_memory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5">
            <text:p>0.015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13">
            <text:p>0.013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29">
            <text:p>0.029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39">
            <text:p>0.03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46">
            <text:p>0.04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64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17">
            <text:p>0.0617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66">
            <text:p>0.066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71">
            <text:p>0.071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82">
            <text:p>0.082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16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5">
            <text:p>0.05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575">
            <text:p>0.0575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11">
            <text:p>0.0611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68">
            <text:p>0.068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77">
            <text:p>0.07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Random Reads In_memory and 128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5">
            <text:p>0.05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6">
            <text:p>0.066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9">
            <text:p>0.069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1">
            <text:p>0.071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8">
            <text:p>0.08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122">
            <text:p>0.122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 Reads 64KB in_memory and bloom filter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7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8">
            <text:p>0.068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7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>
          <table:table-cell table:number-columns-repeated="9"/>
          <table:table-cell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office:value-type="string">
            <text:p>YCSB</text:p>
          </table:table-cell>
          <table:table-cell table:number-columns-repeated="9"/>
          <table:table-cell office:value-type="string">
            <text:p>OPS/SEC</text:p>
          </table:table-cell>
          <table:table-cell office:value-type="string">
            <text:p>Latency</text:p>
          </table:table-cell>
          <table:table-cell table:number-columns-repeated="16"/>
        </table:table-row>
        <table:table-row table:style-name="ro3">
          <table:table-cell office:value-type="string">
            <text:p>HBASE primer. 24 region presplit</text:p>
          </table:table-cell>
          <table:table-cell office:value-type="string">
            <text:p>[OVERALL], Throughput(ops/sec), 13486.776889598594</text:p>
          </table:table-cell>
          <table:table-cell table:number-columns-repeated="7"/>
          <table:table-cell office:value-type="string">
            <text:p>Hbase</text:p>
          </table:table-cell>
          <table:table-cell office:value-type="float" office:value="13486.7768895986">
            <text:p>13486.7768895986</text:p>
          </table:table-cell>
          <table:table-cell office:value-type="float" office:value="0.73494141">
            <text:p>0.73494141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Operations, 10000000</text:p>
          </table:table-cell>
          <table:table-cell table:number-columns-repeated="7"/>
          <table:table-cell office:value-type="string">
            <text:p>Hbase built-in PreSplit</text:p>
          </table:table-cell>
          <table:table-cell office:value-type="float" office:value="19610.6116942">
            <text:p>19610.6116942</text:p>
          </table:table-cell>
          <table:table-cell office:value-type="float" office:value="0.5027690542">
            <text:p>0.5027690542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AverageLatency(us), 734.94141</text:p>
          </table:table-cell>
          <table:table-cell table:number-columns-repeated="7"/>
          <table:table-cell office:value-type="string">
            <text:p>Hbase own Presplit Tool</text:p>
          </table:table-cell>
          <table:table-cell office:value-type="float" office:value="20356.7728000945">
            <text:p>20356.7728000945</text:p>
          </table:table-cell>
          <table:table-cell office:value-type="float" office:value="0.4839862283">
            <text:p>0.4839862283</text:p>
          </table:table-cell>
          <table:table-cell table:number-columns-repeated="16"/>
        </table:table-row>
        <table:table-row table:style-name="ro3">
          <table:table-cell office:value-type="string">
            <text:p>HBASE SEGUNDO presplit con mi algoritmo de 34 regions y maxfilesize normal = compactions</text:p>
          </table:table-cell>
          <table:table-cell office:value-type="string">
            <text:p>[OVERALL], Throughput(ops/sec), 19610.611694199964</text:p>
          </table:table-cell>
          <table:table-cell table:number-columns-repeated="7"/>
          <table:table-cell office:value-type="string">
            <text:p>MySQL</text:p>
          </table:table-cell>
          <table:table-cell office:value-type="float" office:value="1394.78767844565">
            <text:p>1394.7876784457</text:p>
          </table:table-cell>
          <table:table-cell office:value-type="float" office:value="67.79848477">
            <text:p>67.79848477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AverageLatency(us), 502.7690542</text:p>
          </table:table-cell>
          <table:table-cell table:number-columns-repeated="26"/>
        </table:table-row>
        <table:table-row table:style-name="ro3">
          <table:table-cell office:value-type="string">
            <text:p>HBASE tercero presplit con mi algoritmo de 33 regions y maxfile aumentado a 10GB</text:p>
          </table:table-cell>
          <table:table-cell office:value-type="string">
            <text:p>[OVERALL], Throughput(ops/sec), 20356.772800094455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[INSERT], AverageLatency(us), 483.9862283</text:p>
          </table:table-cell>
          <table:table-cell table:number-columns-repeated="4"/>
          <table:table-cell office:value-type="string">
            <text:p>64% de mejora!</text:p>
          </table:table-cell>
          <table:table-cell table:number-columns-repeated="21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HBASE</text:p>
          </table:table-cell>
          <table:table-cell table:number-columns-repeated="27"/>
        </table:table-row>
        <table:table-row table:style-name="ro1">
          <table:table-cell office:value-type="string">
            <text:p>WORKLOADA 50% 50%</text:p>
          </table:table-cell>
          <table:table-cell office:value-type="string">
            <text:p>UPDATE</text:p>
          </table:table-cell>
          <table:table-cell/>
          <table:table-cell office:value-type="string">
            <text:p>READ (ms)</text:p>
          </table:table-cell>
          <table:table-cell table:number-columns-repeated="24"/>
        </table:table-row>
        <table:table-row table:style-name="ro1">
          <table:table-cell office:value-type="float" office:value="698.642607278319">
            <text:p>698.6426072783</text:p>
          </table:table-cell>
          <table:table-cell table:style-name="ce1" office:value-type="float" office:value="0.0245576867004046">
            <text:p>0.0245576867</text:p>
          </table:table-cell>
          <table:table-cell/>
          <table:table-cell office:value-type="float" office:value="1.41245126337163">
            <text:p>1.4124512634</text:p>
          </table:table-cell>
          <table:table-cell table:number-columns-repeated="24"/>
        </table:table-row>
        <table:table-row table:style-name="ro1">
          <table:table-cell office:value-type="float" office:value="2000">
            <text:p>2000</text:p>
          </table:table-cell>
          <table:table-cell table:style-name="ce1" office:value-type="float" office:value="0.0366852291247244">
            <text:p>0.0366852291</text:p>
          </table:table-cell>
          <table:table-cell/>
          <table:table-cell office:value-type="float" office:value="1.47181143115663">
            <text:p>1.4718114312</text:p>
          </table:table-cell>
          <table:table-cell table:number-columns-repeated="24"/>
        </table:table-row>
        <table:table-row table:style-name="ro1">
          <table:table-cell office:value-type="float" office:value="4000">
            <text:p>4000</text:p>
          </table:table-cell>
          <table:table-cell table:style-name="ce1" office:value-type="float" office:value="0.038775237242471">
            <text:p>0.0387752372</text:p>
          </table:table-cell>
          <table:table-cell/>
          <table:table-cell office:value-type="float" office:value="1.566538673895">
            <text:p>1.5665386739</text:p>
          </table:table-cell>
          <table:table-cell table:number-columns-repeated="24"/>
        </table:table-row>
        <table:table-row table:style-name="ro1">
          <table:table-cell office:value-type="float" office:value="6000">
            <text:p>6000</text:p>
          </table:table-cell>
          <table:table-cell table:style-name="ce1" office:value-type="float" office:value="0.0402844813971481">
            <text:p>0.0402844814</text:p>
          </table:table-cell>
          <table:table-cell/>
          <table:table-cell office:value-type="float" office:value="1.68200783727598">
            <text:p>1.6820078373</text:p>
          </table:table-cell>
          <table:table-cell table:number-columns-repeated="3"/>
          <table:table-cell office:value-type="string">
            <text:p>[OVERALL], Throughput(ops/sec), 5965.305781574363</text:p>
          </table:table-cell>
          <table:table-cell table:number-columns-repeated="20"/>
        </table:table-row>
        <table:table-row table:style-name="ro1">
          <table:table-cell office:value-type="float" office:value="7400">
            <text:p>7400</text:p>
          </table:table-cell>
          <table:table-cell table:style-name="ce1" office:value-type="float" office:value="0.0245967234228072">
            <text:p>0.0245967234</text:p>
          </table:table-cell>
          <table:table-cell/>
          <table:table-cell office:value-type="float" office:value="2.5323042626046">
            <text:p>2.532304262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>
            <text:p>WORKLOADB </text:p>
          </table:table-cell>
          <table:table-cell office:value-type="string">
            <text:p>READ MS</text:p>
          </table:table-cell>
          <table:table-cell table:number-columns-repeated="26"/>
        </table:table-row>
        <table:table-row table:style-name="ro1">
          <table:table-cell table:style-name="ce1" office:value-type="float" office:value="1998.23755447695">
            <text:p>1998.237554477</text:p>
          </table:table-cell>
          <table:table-cell table:style-name="ce1" office:value-type="float" office:value="1.66225639903235">
            <text:p>1.662256399</text:p>
          </table:table-cell>
          <table:table-cell table:style-name="ce1" office:value-type="float" office:value="0.0245576867004046">
            <text:p>0.0245576867</text:p>
          </table:table-cell>
          <table:table-cell office:value-type="float" office:value="0.0798296591572547">
            <text:p>0.0798296592</text:p>
          </table:table-cell>
          <table:table-cell table:number-columns-repeated="24"/>
        </table:table-row>
        <table:table-row table:style-name="ro1">
          <table:table-cell table:style-name="ce1" office:value-type="float" office:value="3993.06803389316">
            <text:p>3993.0680338932</text:p>
          </table:table-cell>
          <table:table-cell table:style-name="ce1" office:value-type="float" office:value="2.16888263161884">
            <text:p>2.1688826316</text:p>
          </table:table-cell>
          <table:table-cell table:style-name="ce1" office:value-type="float" office:value="0.0366852291247244">
            <text:p>0.0366852291</text:p>
          </table:table-cell>
          <table:table-cell office:value-type="float" office:value="0.087927830734256">
            <text:p>0.0879278307</text:p>
          </table:table-cell>
          <table:table-cell table:number-columns-repeated="24"/>
        </table:table-row>
        <table:table-row table:style-name="ro1">
          <table:table-cell table:style-name="ce1" office:value-type="float" office:value="5985.47922739434">
            <text:p>5985.4792273943</text:p>
          </table:table-cell>
          <table:table-cell table:style-name="ce1" office:value-type="float" office:value="2.32345974739293">
            <text:p>2.3234597474</text:p>
          </table:table-cell>
          <table:table-cell table:style-name="ce1" office:value-type="float" office:value="0.038775237242471">
            <text:p>0.0387752372</text:p>
          </table:table-cell>
          <table:table-cell office:value-type="float" office:value="38.7379642778567">
            <text:p>38.7379642779</text:p>
          </table:table-cell>
          <table:table-cell table:number-columns-repeated="24"/>
        </table:table-row>
        <table:table-row table:style-name="ro3">
          <table:table-cell table:style-name="ce1" office:value-type="float" office:value="6095.47959233433">
            <text:p>6095.4795923343</text:p>
          </table:table-cell>
          <table:table-cell table:style-name="ce1" office:value-type="float" office:value="2.41445800311451">
            <text:p>2.4144580031</text:p>
          </table:table-cell>
          <table:table-cell table:style-name="ce1" office:value-type="float" office:value="0.0402844813971481">
            <text:p>0.0402844814</text:p>
          </table:table-cell>
          <table:table-cell office:value-type="string">
            <text:p>[UPDATE], AverageLatency(us), 43.89011360697161</text:p>
          </table:table-cell>
          <table:table-cell table:number-columns-repeated="24"/>
        </table:table-row>
        <table:table-row table:style-name="ro1">
          <table:table-cell table:style-name="ce1" office:value-type="float" office:value="7911.5175873036">
            <text:p>7911.5175873036</text:p>
          </table:table-cell>
          <table:table-cell table:style-name="ce1" office:value-type="float" office:value="3.21466114930964">
            <text:p>3.2146611493</text:p>
          </table:table-cell>
          <table:table-cell table:style-name="ce1" office:value-type="float" office:value="0.0245967234228072">
            <text:p>0.0245967234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MySQL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>
            <text:p>[OVERALL], Throughput(ops/sec), 226.23333932851682</text:p>
          </table:table-cell>
          <table:table-cell table:style-name="ce3" table:number-columns-repeated="2"/>
          <table:table-cell table:style-name="ce3" office:value-type="string">
            <text:p>[OVERALL], Throughput(ops/sec), 1394.7876784456487</text:p>
          </table:table-cell>
          <table:table-cell table:number-columns-repeated="3"/>
          <table:table-cell office:value-type="string">
            <text:p>[OVERALL], Throughput(ops/sec), 1413.7138300489476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>
            <text:p>[INSERT], Operations, 200000</text:p>
          </table:table-cell>
          <table:table-cell table:style-name="ce3" table:number-columns-repeated="2"/>
          <table:table-cell table:style-name="ce3" office:value-type="string">
            <text:p>[INSERT], Operations, 200000</text:p>
          </table:table-cell>
          <table:table-cell table:number-columns-repeated="3"/>
          <table:table-cell office:value-type="string">
            <text:p>[INSERT], Operations, 499950</text:p>
          </table:table-cell>
          <table:table-cell table:number-columns-repeated="19"/>
        </table:table-row>
        <table:table-row table:style-name="ro4">
          <table:table-cell/>
          <table:table-cell table:style-name="ce4" office:value-type="string">
            <text:p>[INSERT], AverageLatency(us), 44024.68984</text:p>
          </table:table-cell>
          <table:table-cell table:style-name="ce3"/>
          <table:table-cell table:style-name="ce3" office:value-type="string">
            <text:p/>
            <text:p/>
          </table:table-cell>
          <table:table-cell table:style-name="ce3" office:value-type="string">
            <text:p>[INSERT], AverageLatency(us), 68798.48477</text:p>
          </table:table-cell>
          <table:table-cell table:number-columns-repeated="3"/>
          <table:table-cell office:value-type="string">
            <text:p>[INSERT], AverageLatency(us), 103606.040750075</text:p>
          </table:table-cell>
          <table:table-cell table:number-columns-repeated="19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WORKLOADA 50% 50%</text:p>
          </table:table-cell>
          <table:table-cell table:number-columns-repeated="11"/>
          <table:table-cell office:value-type="string">
            <text:p>update</text:p>
          </table:table-cell>
          <table:table-cell/>
          <table:table-cell table:style-name="ce6" office:value-type="string">
            <text:p>read</text:p>
          </table:table-cell>
          <table:table-cell table:number-columns-repeated="13"/>
        </table:table-row>
        <table:table-row table:style-name="ro3">
          <table:table-cell office:value-type="string">
            <text:p>[OVERALL], Throughput(ops/sec), 681.7437353278375</text:p>
          </table:table-cell>
          <table:table-cell office:value-type="string">
            <text:p>[UPDATE], AverageLatency(us), 56232.01085432771</text:p>
          </table:table-cell>
          <table:table-cell/>
          <table:table-cell office:value-type="string">
            <text:p>[READ], AverageLatency(us), 8847.233598847217</text:p>
          </table:table-cell>
          <table:table-cell table:number-columns-repeated="10"/>
          <table:table-cell table:style-name="ce6"/>
          <table:table-cell table:number-columns-repeated="13"/>
        </table:table-row>
        <table:table-row table:style-name="ro3">
          <table:table-cell office:value-type="string">
            <text:p>[OVERALL], Throughput(ops/sec), 948.4477356878382</text:p>
          </table:table-cell>
          <table:table-cell office:value-type="string">
            <text:p>[UPDATE], AverageLatency(us), 65911.80078453348</text:p>
          </table:table-cell>
          <table:table-cell/>
          <table:table-cell office:value-type="string">
            <text:p>[READ], AverageLatency(us), 12974.800176232628</text:p>
          </table:table-cell>
          <table:table-cell table:number-columns-repeated="10"/>
          <table:table-cell table:style-name="ce6"/>
          <table:table-cell table:number-columns-repeated="13"/>
        </table:table-row>
        <table:table-row table:style-name="ro3">
          <table:table-cell office:value-type="string">
            <text:p>[OVERALL], Throughput(ops/sec), 1429.6345058530583</text:p>
          </table:table-cell>
          <table:table-cell office:value-type="string">
            <text:p>[UPDATE], AverageLatency(us), 73269.35973715651[READ], AverageLatency(us), 17447.589291465378</text:p>
          </table:table-cell>
          <table:table-cell table:number-columns-repeated="12"/>
          <table:table-cell table:style-name="ce6"/>
          <table:table-cell table:number-columns-repeated="13"/>
        </table:table-row>
        <table:table-row table:style-name="ro3">
          <table:table-cell office:value-type="string">
            <text:p>[OVERALL], Throughput(ops/sec), 1839.4402504142884</text:p>
          </table:table-cell>
          <table:table-cell office:value-type="string">
            <text:p>[UPDATE], AverageLatency(us), 83484.06469197162</text:p>
          </table:table-cell>
          <table:table-cell/>
          <table:table-cell office:value-type="string">
            <text:p>[READ], AverageLatency(us), 23683.14451421943</text:p>
          </table:table-cell>
          <table:table-cell table:number-columns-repeated="5"/>
          <table:table-cell office:value-type="string">
            <text:p>[OVERALL], Throughput(ops/sec), 393.26726443290863</text:p>
          </table:table-cell>
          <table:table-cell table:number-columns-repeated="2"/>
          <table:table-cell table:style-name="ce7" office:value-type="string">
            <text:p>[UPDATE], AverageLatency(us), 45876.301886792455</text:p>
          </table:table-cell>
          <table:table-cell table:style-name="ce7"/>
          <table:table-cell table:style-name="ce7" office:value-type="string">
            <text:p>[READ], AverageLatency(us), 2428.648166600239</text:p>
          </table:table-cell>
          <table:table-cell table:number-columns-repeated="4"/>
          <table:table-cell office:value-type="string">
            <text:p>[OVERALL], Throughput(ops/sec), 438.76968978982933</text:p>
          </table:table-cell>
          <table:table-cell table:number-columns-repeated="3"/>
          <table:table-cell office:value-type="string">
            <text:p>[UPDATE], AverageLatency(us), 41695.556140699526</text:p>
          </table:table-cell>
          <table:table-cell table:number-columns-repeated="3"/>
          <table:table-cell office:value-type="string">
            <text:p>[READ], AverageLatency(us), 1837.6049718196457</text:p>
          </table:table-cell>
        </table:table-row>
        <table:table-row table:style-name="ro3">
          <table:table-cell office:value-type="string">
            <text:p>[OVERALL], Throughput(ops/sec), 1900.3956779789987</text:p>
          </table:table-cell>
          <table:table-cell office:value-type="string">
            <text:p>[UPDATE], AverageLatency(us), 99863.71056969404</text:p>
          </table:table-cell>
          <table:table-cell/>
          <table:table-cell office:value-type="string">
            <text:p>[READ], AverageLatency(us), 28768.541412449656</text:p>
          </table:table-cell>
          <table:table-cell table:number-columns-repeated="5"/>
          <table:table-cell office:value-type="string">
            <text:p>[OVERALL], Throughput(ops/sec), 411.51416637517747</text:p>
          </table:table-cell>
          <table:table-cell table:number-columns-repeated="2"/>
          <table:table-cell table:style-name="ce7" office:value-type="string">
            <text:p>[UPDATE], AverageLatency(us), 45158.0480112495</text:p>
          </table:table-cell>
          <table:table-cell table:style-name="ce7"/>
          <table:table-cell table:style-name="ce7" office:value-type="string">
            <text:p>[READ], AverageLatency(us), 1943.626244524094</text:p>
          </table:table-cell>
          <table:table-cell table:number-columns-repeated="4"/>
          <table:table-cell office:value-type="string">
            <text:p>[OVERALL], Throughput(ops/sec), 442.59537930424005</text:p>
          </table:table-cell>
          <table:table-cell table:number-columns-repeated="3"/>
          <table:table-cell office:value-type="string">
            <text:p>[UPDATE], AverageLatency(us), 41661.506609680946</text:p>
          </table:table-cell>
          <table:table-cell table:number-columns-repeated="3"/>
          <table:table-cell office:value-type="string">
            <text:p>[READ], AverageLatency(us), 1589.1180199215212</text:p>
          </table:table-cell>
        </table:table-row>
        <table:table-row table:style-name="ro3">
          <table:table-cell office:value-type="string">
            <text:p>[OVERALL], Throughput(ops/sec), 2088.6472924942505</text:p>
          </table:table-cell>
          <table:table-cell office:value-type="string">
            <text:p>[UPDATE], AverageLatency(us), 97061.75675784392</text:p>
          </table:table-cell>
          <table:table-cell/>
          <table:table-cell office:value-type="string">
            <text:p>[READ], AverageLatency(us), 26851.414029493822</text:p>
          </table:table-cell>
          <table:table-cell table:number-columns-repeated="5"/>
          <table:table-cell office:value-type="string">
            <text:p>[OVERALL], Throughput(ops/sec), 396.38496908197243</text:p>
          </table:table-cell>
          <table:table-cell table:number-columns-repeated="2"/>
          <table:table-cell table:style-name="ce7" office:value-type="string">
            <text:p>[UPDATE], AverageLatency(us), 47025.175235264986</text:p>
          </table:table-cell>
          <table:table-cell table:style-name="ce7"/>
          <table:table-cell table:style-name="ce7" office:value-type="string">
            <text:p>[READ], AverageLatency(us), 1874.9021706208985</text:p>
          </table:table-cell>
          <table:table-cell table:number-columns-repeated="4"/>
          <table:table-cell office:value-type="string">
            <text:p>[OVERALL], Throughput(ops/sec), 442.73254526940275</text:p>
          </table:table-cell>
          <table:table-cell table:number-columns-repeated="3"/>
          <table:table-cell office:value-type="string">
            <text:p>[UPDATE], AverageLatency(us), 42306.42874469375</text:p>
          </table:table-cell>
          <table:table-cell table:number-columns-repeated="3"/>
          <table:table-cell office:value-type="string">
            <text:p>[READ], AverageLatency(us), 1566.196319018405</text:p>
          </table:table-cell>
        </table:table-row>
        <table:table-row table:style-name="ro3">
          <table:table-cell office:value-type="string">
            <text:p>[OVERALL], Throughput(ops/sec), 2002.4855676715842</text:p>
          </table:table-cell>
          <table:table-cell office:value-type="string">
            <text:p>[UPDATE], AverageLatency(us), 94736.35408203903</text:p>
          </table:table-cell>
          <table:table-cell/>
          <table:table-cell office:value-type="string">
            <text:p>[READ], AverageLatency(us), 25198.46610305958</text:p>
          </table:table-cell>
          <table:table-cell table:number-columns-repeated="5"/>
          <table:table-cell office:value-type="string">
            <text:p>[OVERALL], Throughput(ops/sec), 391.78812098417177</text:p>
          </table:table-cell>
          <table:table-cell table:number-columns-repeated="2"/>
          <table:table-cell table:style-name="ce7" office:value-type="string">
            <text:p>[UPDATE], AverageLatency(us), 46860.31836327345</text:p>
          </table:table-cell>
          <table:table-cell table:style-name="ce7"/>
          <table:table-cell table:style-name="ce7" office:value-type="string">
            <text:p>[READ], AverageLatency(us), 1897.2748496993988</text:p>
          </table:table-cell>
          <table:table-cell table:number-columns-repeated="4"/>
          <table:table-cell office:value-type="string">
            <text:p>[OVERALL], Throughput(ops/sec), 424.36716246896816</text:p>
          </table:table-cell>
          <table:table-cell table:number-columns-repeated="3"/>
          <table:table-cell office:value-type="string">
            <text:p>[UPDATE], AverageLatency(us), 43561.45067466267</text:p>
          </table:table-cell>
          <table:table-cell table:number-columns-repeated="3"/>
          <table:table-cell office:value-type="string">
            <text:p>[READ], AverageLatency(us), 1615.3560780390196</text:p>
          </table:table-cell>
        </table:table-row>
        <table:table-row table:style-name="ro3">
          <table:table-cell office:value-type="string">
            <text:p>[OVERALL], Throughput(ops/sec), 2073.216286888308</text:p>
          </table:table-cell>
          <table:table-cell office:value-type="string">
            <text:p>[UPDATE], AverageLatency(us), 96528.94937115764</text:p>
          </table:table-cell>
          <table:table-cell/>
          <table:table-cell office:value-type="string">
            <text:p>[READ], AverageLatency(us), 25777.528109164905</text:p>
          </table:table-cell>
          <table:table-cell table:number-columns-repeated="5"/>
          <table:table-cell office:value-type="string">
            <text:p>[OVERALL], Throughput(ops/sec), 392.43387489208067</text:p>
          </table:table-cell>
          <table:table-cell table:number-columns-repeated="2"/>
          <table:table-cell table:style-name="ce7" office:value-type="string">
            <text:p>[UPDATE], AverageLatency(us), 46634.943586233865</text:p>
          </table:table-cell>
          <table:table-cell table:style-name="ce7"/>
          <table:table-cell table:style-name="ce7" office:value-type="string">
            <text:p>[READ], AverageLatency(us), 1647.4227384363487</text:p>
          </table:table-cell>
          <table:table-cell table:number-columns-repeated="4"/>
          <table:table-cell office:value-type="string">
            <text:p>[OVERALL], Throughput(ops/sec), 430.3111149360988</text:p>
          </table:table-cell>
          <table:table-cell table:number-columns-repeated="3"/>
          <table:table-cell office:value-type="string">
            <text:p>[UPDATE], AverageLatency(us), 43150.58499402152</text:p>
          </table:table-cell>
          <table:table-cell table:number-columns-repeated="3"/>
          <table:table-cell office:value-type="string">
            <text:p>[READ], AverageLatency(us), 1724.5276997189883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WORKLOADB 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1906.7594622938316</text:p>
          </table:table-cell>
          <table:table-cell office:value-type="string">
            <text:p>[READ], AverageLatency(us), 1493.4546270390117</text:p>
          </table:table-cell>
          <table:table-cell/>
          <table:table-cell office:value-type="string">
            <text:p>[UPDATE], AverageLatency(us), 36252.9602649006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854.2885685742826</text:p>
          </table:table-cell>
          <table:table-cell office:value-type="string">
            <text:p>[READ], AverageLatency(us), 1320.1501972127269</text:p>
          </table:table-cell>
          <table:table-cell/>
          <table:table-cell office:value-type="string">
            <text:p>[UPDATE], AverageLatency(us), 36758.3411167512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[READ], AverageLatency(us), 1250.9478091426163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style-name="ce2" office:value-type="string">
            <text:p>MYSQL CON 100 THREADS</text:p>
          </table:table-cell>
          <table:table-cell table:style-name="ce2" table:number-columns-repeated="3"/>
          <table:table-cell table:number-columns-repeated="24"/>
        </table:table-row>
        <table:table-row table:style-name="ro3">
          <table:table-cell table:style-name="ce2" office:value-type="string">
            <text:p>workloadb</text:p>
          </table:table-cell>
          <table:table-cell table:style-name="ce2" table:number-columns-repeated="3"/>
          <table:table-cell table:number-columns-repeated="24"/>
        </table:table-row>
        <table:table-row table:style-name="ro3">
          <table:table-cell table:style-name="ce2" office:value-type="string">
            <text:p>[OVERALL], Throughput(ops/sec), 9170.105456212747</text:p>
          </table:table-cell>
          <table:table-cell table:style-name="ce2" office:value-type="string">
            <text:p>[READ], AverageLatency(us), 1430.8416315789473</text:p>
          </table:table-cell>
          <table:table-cell table:style-name="ce2"/>
          <table:table-cell table:style-name="ce2" office:value-type="string">
            <text:p>[UPDATE], AverageLatency(us), 47668.413</text:p>
          </table:table-cell>
          <table:table-cell table:number-columns-repeated="24"/>
        </table:table-row>
        <table:table-row table:style-name="ro1">
          <table:table-cell table:style-name="ce2" table:number-columns-repeated="4"/>
          <table:table-cell table:number-columns-repeated="24"/>
        </table:table-row>
        <table:table-row table:style-name="ro3">
          <table:table-cell table:style-name="ce2" office:value-type="string">
            <text:p>workloadB </text:p>
          </table:table-cell>
          <table:table-cell table:style-name="ce2" table:number-columns-repeated="3"/>
          <table:table-cell table:number-columns-repeated="24"/>
        </table:table-row>
        <table:table-row table:style-name="ro3">
          <table:table-cell table:style-name="ce2" office:value-type="string">
            <text:p>[OVERALL], Throughput(ops/sec), 1853.052904660428</text:p>
          </table:table-cell>
          <table:table-cell table:style-name="ce2" office:value-type="string">
            <text:p>[READ], AverageLatency(us), 825.7362121691448</text:p>
          </table:table-cell>
          <table:table-cell table:style-name="ce2"/>
          <table:table-cell table:style-name="ce2" office:value-type="string">
            <text:p>[UPDATE], AverageLatency(us), 33486.93423597679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[OVERALL], Throughput(ops/sec), 3367.5702980299716</text:p>
          </table:table-cell>
          <table:table-cell table:style-name="ce2" office:value-type="string">
            <text:p>[READ], AverageLatency(us), 1572.4602890932983</text:p>
          </table:table-cell>
          <table:table-cell table:style-name="ce2"/>
          <table:table-cell table:style-name="ce2" office:value-type="string">
            <text:p>[UPDATE], AverageLatency(us), 40853.63282051282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[OVERALL], Throughput(ops/sec), 4515.6920298035675</text:p>
          </table:table-cell>
          <table:table-cell table:style-name="ce2" office:value-type="string">
            <text:p>[READ], AverageLatency(us), 1831.0009495173288</text:p>
          </table:table-cell>
          <table:table-cell table:style-name="ce2"/>
          <table:table-cell table:style-name="ce2" office:value-type="string">
            <text:p>[UPDATE], AverageLatency(us), 46163.7104506232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[OVERALL], Throughput(ops/sec), 5712.653527563553</text:p>
          </table:table-cell>
          <table:table-cell table:style-name="ce2" office:value-type="string">
            <text:p>[READ], AverageLatency(us), 2208.1293833131804</text:p>
          </table:table-cell>
          <table:table-cell table:style-name="ce2"/>
          <table:table-cell table:style-name="ce2" office:value-type="string">
            <text:p>[UPDATE], AverageLatency(us), 52468.68130745659</text:p>
          </table:table-cell>
          <table:table-cell table:number-columns-repeated="24"/>
        </table:table-row>
        <table:table-row table:style-name="ro3">
          <table:table-cell table:style-name="ce2" office:value-type="string">
            <text:p>[OVERALL], Throughput(ops/sec), 6637.902422834384</text:p>
          </table:table-cell>
          <table:table-cell table:style-name="ce2" office:value-type="string">
            <text:p>[READ], AverageLatency(us), 3006.844330928432</text:p>
          </table:table-cell>
          <table:table-cell table:style-name="ce2"/>
          <table:table-cell table:style-name="ce2" office:value-type="string">
            <text:p>[UPDATE], AverageLatency(us), 52878.59742828882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wORKLOADB </text:p>
          </table:table-cell>
          <table:table-cell table:number-columns-repeated="27"/>
        </table:table-row>
        <table:table-row table:style-name="ro1">
          <table:table-cell office:value-type="string">
            <text:p>MYSQL CON 150 THREADS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9.5733449429947</text:p>
          </table:table-cell>
          <table:table-cell office:value-type="string">
            <text:p>[READ], AverageLatency(us), 3071.858304199486</text:p>
          </table:table-cell>
          <table:table-cell/>
          <table:table-cell office:value-type="string">
            <text:p>[UPDATE], AverageLatency(us), 31769.75931928687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60.0784208199589</text:p>
          </table:table-cell>
          <table:table-cell office:value-type="string">
            <text:p>[READ], AverageLatency(us), 3310.2166726327096</text:p>
          </table:table-cell>
          <table:table-cell/>
          <table:table-cell office:value-type="string">
            <text:p>[UPDATE], AverageLatency(us), 33503.21878812525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412.3734660408302</text:p>
          </table:table-cell>
          <table:table-cell office:value-type="string">
            <text:p>[READ], AverageLatency(us), 3123.556072307919</text:p>
          </table:table-cell>
          <table:table-cell/>
          <table:table-cell office:value-type="string">
            <text:p>[UPDATE], AverageLatency(us), 35484.30316742082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821.5301582670847</text:p>
          </table:table-cell>
          <table:table-cell office:value-type="string">
            <text:p>[READ], AverageLatency(us), 4038.0598016459167</text:p>
          </table:table-cell>
          <table:table-cell/>
          <table:table-cell office:value-type="string">
            <text:p>[UPDATE], AverageLatency(us), 39889.258203125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3455.312672938572</text:p>
          </table:table-cell>
          <table:table-cell office:value-type="string">
            <text:p>[READ], AverageLatency(us), 6656.947010239771</text:p>
          </table:table-cell>
          <table:table-cell/>
          <table:table-cell office:value-type="string">
            <text:p>[UPDATE], AverageLatency(us), 51878.55948553054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4638.313678150246</text:p>
          </table:table-cell>
          <table:table-cell office:value-type="string">
            <text:p>[READ], AverageLatency(us), 10944.487251885877</text:p>
          </table:table-cell>
          <table:table-cell/>
          <table:table-cell office:value-type="string">
            <text:p>[UPDATE], AverageLatency(us), 66891.73715890851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5833.236015415158</text:p>
          </table:table-cell>
          <table:table-cell office:value-type="string">
            <text:p>[READ], AverageLatency(us), 13229.337976524139</text:p>
          </table:table-cell>
          <table:table-cell/>
          <table:table-cell office:value-type="string">
            <text:p>[UPDATE], AverageLatency(us), 75560.00881057269</text:p>
          </table:table-cell>
          <table:table-cell table:number-columns-repeated="24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>
            <text:p>-----------------------------------------NUEVO DIA----------------------------------------------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MYSQL CON 100 THREADS</text:p>
          </table:table-cell>
          <table:table-cell table:number-columns-repeated="27"/>
        </table:table-row>
        <table:table-row table:style-name="ro3">
          <table:table-cell office:value-type="string">
            <text:p>WoRKLOADA 50% 50%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5.7213325224677</text:p>
          </table:table-cell>
          <table:table-cell office:value-type="string">
            <text:p>[UPDATE], AverageLatency(us), 62587.888120300755</text:p>
          </table:table-cell>
          <table:table-cell/>
          <table:table-cell office:value-type="string">
            <text:p>[READ], AverageLatency(us), 12510.374862842893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52.4263060145721</text:p>
          </table:table-cell>
          <table:table-cell office:value-type="string">
            <text:p>[UPDATE], AverageLatency(us), 63682.806323718905</text:p>
          </table:table-cell>
          <table:table-cell/>
          <table:table-cell office:value-type="string">
            <text:p>[READ], AverageLatency(us), 10591.62597114317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377.505337833184</text:p>
          </table:table-cell>
          <table:table-cell office:value-type="string">
            <text:p>[UPDATE], AverageLatency(us), 65148.218873909595</text:p>
          </table:table-cell>
          <table:table-cell/>
          <table:table-cell office:value-type="string">
            <text:p>[READ], AverageLatency(us), 8919.319007263923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795.8157493041215</text:p>
          </table:table-cell>
          <table:table-cell office:value-type="string">
            <text:p>[UPDATE], AverageLatency(us), 63479.49284418464</text:p>
          </table:table-cell>
          <table:table-cell/>
          <table:table-cell office:value-type="string">
            <text:p>[READ], AverageLatency(us), 6524.32139313355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90.3010033444816</text:p>
          </table:table-cell>
          <table:table-cell office:value-type="string">
            <text:p>[UPDATE], AverageLatency(us), 66220.14160263447</text:p>
          </table:table-cell>
          <table:table-cell/>
          <table:table-cell office:value-type="string">
            <text:p>[READ], AverageLatency(us), 6283.66670007014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191.5406530791147</text:p>
          </table:table-cell>
          <table:table-cell office:value-type="string">
            <text:p>[UPDATE], AverageLatency(us), 66471.44058408862</text:p>
          </table:table-cell>
          <table:table-cell/>
          <table:table-cell office:value-type="string">
            <text:p>[READ], AverageLatency(us), 5893.57040714995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70.8221163802027</text:p>
          </table:table-cell>
          <table:table-cell office:value-type="string">
            <text:p>[UPDATE], AverageLatency(us), 68765.20194038808</text:p>
          </table:table-cell>
          <table:table-cell/>
          <table:table-cell office:value-type="string">
            <text:p>[READ], AverageLatency(us), 6328.53749250149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83.3333333333335</text:p>
          </table:table-cell>
          <table:table-cell office:value-type="string">
            <text:p>[UPDATE], AverageLatency(us), 66126.88637727546</text:p>
          </table:table-cell>
          <table:table-cell/>
          <table:table-cell office:value-type="string">
            <text:p>[READ], AverageLatency(us), 6405.349330133973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workloadb 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8.2649981347713</text:p>
          </table:table-cell>
          <table:table-cell office:value-type="string">
            <text:p>[UPDATE], AverageLatency(us), 33047.09188660802</text:p>
          </table:table-cell>
          <table:table-cell/>
          <table:table-cell office:value-type="string">
            <text:p>[READ], AverageLatency(us), 2597.569373452073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50.2090459901178</text:p>
          </table:table-cell>
          <table:table-cell office:value-type="string">
            <text:p>[UPDATE], AverageLatency(us), 36020.3316168898</text:p>
          </table:table-cell>
          <table:table-cell/>
          <table:table-cell office:value-type="string">
            <text:p>[READ], AverageLatency(us), 2927.5337642545587</text:p>
          </table:table-cell>
          <table:table-cell table:number-columns-repeated="24"/>
        </table:table-row>
        <table:table-row table:style-name="ro1">
          <table:table-cell office:value-type="string">
            <text:p>[OVERALL], Throughput(ops/sec), 1405.3826154170472</text:p>
          </table:table-cell>
          <table:table-cell office:value-type="string">
            <text:p>[UPDATE], AverageLatency(us), 42038.11156601842</text:p>
          </table:table-cell>
          <table:table-cell/>
          <table:table-cell office:value-type="string">
            <text:p>[READ], AverageLatency(us), 4176.45434474057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830.1610541727673</text:p>
          </table:table-cell>
          <table:table-cell office:value-type="string">
            <text:p>[UPDATE], AverageLatency(us), 43686.87452830189</text:p>
          </table:table-cell>
          <table:table-cell/>
          <table:table-cell office:value-type="string">
            <text:p>[READ], AverageLatency(us), 3704.53822597676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3336.1134278565473</text:p>
          </table:table-cell>
          <table:table-cell office:value-type="string">
            <text:p>[UPDATE], AverageLatency(us), 50458.60638297872</text:p>
          </table:table-cell>
          <table:table-cell/>
          <table:table-cell office:value-type="string">
            <text:p>[READ], AverageLatency(us), 3627.381735737635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4577.706569008927</text:p>
          </table:table-cell>
          <table:table-cell office:value-type="string">
            <text:p>[UPDATE], AverageLatency(us), 52506.2553816047</text:p>
          </table:table-cell>
          <table:table-cell/>
          <table:table-cell office:value-type="string">
            <text:p>[READ], AverageLatency(us), 3533.7326377911268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5235.602094240838</text:p>
          </table:table-cell>
          <table:table-cell office:value-type="string">
            <text:p>[UPDATE], AverageLatency(us), 59620.83026188167</text:p>
          </table:table-cell>
          <table:table-cell/>
          <table:table-cell office:value-type="string">
            <text:p>[READ], AverageLatency(us), 4873.18640940481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6337.135614702154</text:p>
          </table:table-cell>
          <table:table-cell office:value-type="string">
            <text:p>[UPDATE], AverageLatency(us), 58819.72541382668</text:p>
          </table:table-cell>
          <table:table-cell/>
          <table:table-cell office:value-type="string">
            <text:p>[READ], AverageLatency(us), 4100.832077162283</text:p>
          </table:table-cell>
          <table:table-cell table:number-columns-repeated="24"/>
        </table:table-row>
        <table:table-row table:style-name="ro1">
          <table:table-cell office:value-type="string">
            <text:p>[OVERALL], Throughput(ops/sec), 8980.69151324652</text:p>
          </table:table-cell>
          <table:table-cell office:value-type="string">
            <text:p>[UPDATE], AverageLatency(us), 47165.67028627838</text:p>
          </table:table-cell>
          <table:table-cell/>
          <table:table-cell office:value-type="string">
            <text:p>[READ], AverageLatency(us), 1787.7283404434613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MySQL</text:p>
          </table:table-cell>
          <table:table-cell table:number-columns-repeated="27"/>
        </table:table-row>
        <table:table-row table:style-name="ro3">
          <table:table-cell office:value-type="string">
            <text:p>mysql workloadA con bufferpoolsize 3gb</text:p>
          </table:table-cell>
          <table:table-cell table:number-columns-repeated="2"/>
          <table:table-cell office:value-type="string">
            <text:p>ms</text:p>
          </table:table-cell>
          <table:table-cell table:number-columns-repeated="24"/>
        </table:table-row>
        <table:table-row table:style-name="ro3">
          <table:table-cell office:value-type="float" office:value="698.378644139765">
            <text:p>698.3786441398</text:p>
          </table:table-cell>
          <table:table-cell office:value-type="string">
            <text:p>[UPDATE], AverageLatency(us), 47107.28330816681</text:p>
          </table:table-cell>
          <table:table-cell/>
          <table:table-cell office:value-type="float" office:value="0.323712636259323">
            <text:p>0.3237126363</text:p>
          </table:table-cell>
          <table:table-cell table:number-columns-repeated="24"/>
        </table:table-row>
        <table:table-row table:style-name="ro3">
          <table:table-cell office:value-type="float" office:value="996.329522040802">
            <text:p>996.3295220408</text:p>
          </table:table-cell>
          <table:table-cell office:value-type="string">
            <text:p>[UPDATE], AverageLatency(us), 50047.20822683898</text:p>
          </table:table-cell>
          <table:table-cell/>
          <table:table-cell office:value-type="float" office:value="0.322291311536956">
            <text:p>0.3222913115</text:p>
          </table:table-cell>
          <table:table-cell table:number-columns-repeated="24"/>
        </table:table-row>
        <table:table-row table:style-name="ro3">
          <table:table-cell office:value-type="float" office:value="1489.5404469813">
            <text:p>1489.5404469813</text:p>
          </table:table-cell>
          <table:table-cell office:value-type="string">
            <text:p>[UPDATE], AverageLatency(us), 52148.21115821468</text:p>
          </table:table-cell>
          <table:table-cell/>
          <table:table-cell office:value-type="float" office:value="0.327016546647464">
            <text:p>0.3270165466</text:p>
          </table:table-cell>
          <table:table-cell table:number-columns-repeated="24"/>
        </table:table-row>
        <table:table-row table:style-name="ro3">
          <table:table-cell office:value-type="float" office:value="1796.6352614823">
            <text:p>1796.6352614823</text:p>
          </table:table-cell>
          <table:table-cell office:value-type="string">
            <text:p>[UPDATE], AverageLatency(us), 53609.625890755364</text:p>
          </table:table-cell>
          <table:table-cell/>
          <table:table-cell office:value-type="float" office:value="0.327826834844052">
            <text:p>0.3278268348</text:p>
          </table:table-cell>
          <table:table-cell table:number-columns-repeated="24"/>
        </table:table-row>
        <table:table-row table:style-name="ro3">
          <table:table-cell office:value-type="float" office:value="1974.38043941811">
            <text:p>1974.3804394181</text:p>
          </table:table-cell>
          <table:table-cell office:value-type="string">
            <text:p>[UPDATE], AverageLatency(us), 51049.85820746184</text:p>
          </table:table-cell>
          <table:table-cell/>
          <table:table-cell office:value-type="float" office:value="0.336607486947414">
            <text:p>0.3366074869</text:p>
          </table:table-cell>
          <table:table-cell table:number-columns-repeated="24"/>
        </table:table-row>
        <table:table-row table:style-name="ro3">
          <table:table-cell office:value-type="float" office:value="2737.83579556033">
            <text:p>2737.8357955603</text:p>
          </table:table-cell>
          <table:table-cell office:value-type="string">
            <text:p>[UPDATE], AverageLatency(us), 53087.18327151809</text:p>
          </table:table-cell>
          <table:table-cell/>
          <table:table-cell office:value-type="float" office:value="0.346124007173969">
            <text:p>0.3461240072</text:p>
          </table:table-cell>
          <table:table-cell table:number-columns-repeated="24"/>
        </table:table-row>
        <table:table-row table:style-name="ro3">
          <table:table-cell office:value-type="float" office:value="3581.86715571093">
            <text:p>3581.8671557109</text:p>
          </table:table-cell>
          <table:table-cell office:value-type="string">
            <text:p>[UPDATE], AverageLatency(us), 50828.346985528304</text:p>
          </table:table-cell>
          <table:table-cell/>
          <table:table-cell office:value-type="float" office:value="0.353708373088734">
            <text:p>0.3537083731</text:p>
          </table:table-cell>
          <table:table-cell table:number-columns-repeated="24"/>
        </table:table-row>
        <table:table-row table:style-name="ro3">
          <table:table-cell office:value-type="float" office:value="3847.07729245544">
            <text:p>3847.0772924555</text:p>
          </table:table-cell>
          <table:table-cell office:value-type="string">
            <text:p>[UPDATE], AverageLatency(us), 51155.47369095071</text:p>
          </table:table-cell>
          <table:table-cell/>
          <table:table-cell office:value-type="float" office:value="0.362823055142295">
            <text:p>0.3628230551</text:p>
          </table:table-cell>
          <table:table-cell table:number-columns-repeated="24"/>
        </table:table-row>
        <table:table-row table:style-name="ro3">
          <table:table-cell office:value-type="float" office:value="4764.81018933399">
            <text:p>4764.810189334</text:p>
          </table:table-cell>
          <table:table-cell office:value-type="string">
            <text:p>[UPDATE], AverageLatency(us), 51707.41970610339</text:p>
          </table:table-cell>
          <table:table-cell/>
          <table:table-cell office:value-type="float" office:value="0.375640960728077">
            <text:p>0.3756409607</text:p>
          </table:table-cell>
          <table:table-cell table:number-columns-repeated="24"/>
        </table:table-row>
        <table:table-row table:style-name="ro3">
          <table:table-cell office:value-type="float" office:value="5004.90677134446">
            <text:p>5004.9067713445</text:p>
          </table:table-cell>
          <table:table-cell office:value-type="string">
            <text:p>[UPDATE], AverageLatency(us), 53943.26876460982</text:p>
          </table:table-cell>
          <table:table-cell/>
          <table:table-cell office:value-type="float" office:value="0.387784036356654">
            <text:p>0.3877840364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3">
          <table:table-cell office:value-type="string">
            <text:p>mysql workloadA con bufferpoolsize 3gb pero mas records, 1 million</text:p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office:value-type="string">
            <text:p>Update ms</text:p>
          </table:table-cell>
          <table:table-cell table:number-columns-repeated="26"/>
        </table:table-row>
        <table:table-row table:style-name="ro1">
          <table:table-cell office:value-type="float" office:value="697.581624025827">
            <text:p>697.5816240258</text:p>
          </table:table-cell>
          <table:table-cell office:value-type="float" office:value="34.4321002412871">
            <text:p>34.4321002413</text:p>
          </table:table-cell>
          <table:table-cell/>
          <table:table-cell table:style-name="ce5" office:value-type="float" office:value="0.86">
            <text:p>0.86</text:p>
          </table:table-cell>
          <table:table-cell table:number-columns-repeated="24"/>
        </table:table-row>
        <table:table-row table:style-name="ro1">
          <table:table-cell office:value-type="float" office:value="995.584582377157">
            <text:p>995.5845823772</text:p>
          </table:table-cell>
          <table:table-cell office:value-type="float" office:value="43.4490889303743">
            <text:p>43.4490889304</text:p>
          </table:table-cell>
          <table:table-cell/>
          <table:table-cell office:value-type="float" office:value="0.9">
            <text:p>0.9</text:p>
          </table:table-cell>
          <table:table-cell table:number-columns-repeated="24"/>
        </table:table-row>
        <table:table-row table:style-name="ro1">
          <table:table-cell office:value-type="float" office:value="1463.62311119438">
            <text:p>1463.6231111944</text:p>
          </table:table-cell>
          <table:table-cell office:value-type="float" office:value="45.2184132297402">
            <text:p>45.2184132297</text:p>
          </table:table-cell>
          <table:table-cell/>
          <table:table-cell office:value-type="float" office:value="0.976037963197982">
            <text:p>0.9760379632</text:p>
          </table:table-cell>
          <table:table-cell table:number-columns-repeated="24"/>
        </table:table-row>
        <table:table-row table:style-name="ro1">
          <table:table-cell office:value-type="float" office:value="1916.97577901103">
            <text:p>1916.975779011</text:p>
          </table:table-cell>
          <table:table-cell office:value-type="float" office:value="47.193449531305">
            <text:p>47.1934495313</text:p>
          </table:table-cell>
          <table:table-cell/>
          <table:table-cell office:value-type="float" office:value="1">
            <text:p>1</text:p>
          </table:table-cell>
          <table:table-cell table:number-columns-repeated="24"/>
        </table:table-row>
        <table:table-row table:style-name="ro3">
          <table:table-cell office:value-type="float" office:value="1970.49868456058">
            <text:p>1970.4986845606</text:p>
          </table:table-cell>
          <table:table-cell office:value-type="float" office:value="51.3137417285057">
            <text:p>51.3137417285</text:p>
          </table:table-cell>
          <table:table-cell/>
          <table:table-cell office:value-type="float" office:value="1.07462427782642">
            <text:p>1.0746242778</text:p>
          </table:table-cell>
          <table:table-cell table:number-columns-repeated="3"/>
          <table:table-cell office:value-type="string">
            <text:p>[READ], AverageLatency(us), 3571.961172290089</text:p>
          </table:table-cell>
          <table:table-cell table:number-columns-repeated="20"/>
        </table:table-row>
        <table:table-row table:style-name="ro1">
          <table:table-cell office:value-type="float" office:value="2734.05884283058">
            <text:p>2734.0588428306</text:p>
          </table:table-cell>
          <table:table-cell office:value-type="float" office:value="55.9980178368198">
            <text:p>55.9980178368</text:p>
          </table:table-cell>
          <table:table-cell/>
          <table:table-cell office:value-type="float" office:value="1.32753712511481">
            <text:p>1.3275371251</text:p>
          </table:table-cell>
          <table:table-cell table:number-columns-repeated="24"/>
        </table:table-row>
        <table:table-row table:style-name="ro1">
          <table:table-cell office:value-type="float" office:value="2712.32140968016">
            <text:p>2712.3214096802</text:p>
          </table:table-cell>
          <table:table-cell office:value-type="float" office:value="59.144960259163">
            <text:p>59.1449602592</text:p>
          </table:table-cell>
          <table:table-cell/>
          <table:table-cell office:value-type="float" office:value="1.40401247058306">
            <text:p>1.4040124706</text:p>
          </table:table-cell>
          <table:table-cell table:number-columns-repeated="24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70">
            <text:p>70</text:p>
          </table:table-cell>
          <table:table-cell/>
          <table:table-cell office:value-type="float" office:value="2.32873469171686">
            <text:p>2.3287346917</text:p>
          </table:table-cell>
          <table:table-cell table:number-columns-repeated="2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0">
            <text:p>90</text:p>
          </table:table-cell>
          <table:table-cell/>
          <table:table-cell office:value-type="float" office:value="4.26506728383796">
            <text:p>4.2650672838</text:p>
          </table:table-cell>
          <table:table-cell table:number-columns-repeated="24"/>
        </table:table-row>
        <table:table-row table:style-name="ro1" table:number-rows-repeated="9">
          <table:table-cell table:number-columns-repeated="28"/>
        </table:table-row>
        <table:table-row table:style-name="ro3">
          <table:table-cell office:value-type="string">
            <text:p>mysql workloadb con bufferpoolsize 3gb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98.2928137289954</text:p>
          </table:table-cell>
          <table:table-cell office:value-type="string">
            <text:p>[UPDATE], AverageLatency(us), 29552.56085119949</text:p>
          </table:table-cell>
          <table:table-cell/>
          <table:table-cell office:value-type="string">
            <text:p>[READ], AverageLatency(us), 328.64828829284113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95.5845823771573</text:p>
          </table:table-cell>
          <table:table-cell office:value-type="string">
            <text:p>[UPDATE], AverageLatency(us), 83449.0889303743</text:p>
          </table:table-cell>
          <table:table-cell/>
          <table:table-cell office:value-type="string">
            <text:p>[READ], AverageLatency(us), 4265.0672838379605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463.623111194375</text:p>
          </table:table-cell>
          <table:table-cell office:value-type="string">
            <text:p>[UPDATE], AverageLatency(us), 99218.4132297402</text:p>
          </table:table-cell>
          <table:table-cell/>
          <table:table-cell office:value-type="string">
            <text:p>[READ], AverageLatency(us), 4863.03796319798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update ms</text:p>
          </table:table-cell>
          <table:table-cell/>
          <table:table-cell office:value-type="string">
            <text:p>(ms) read</text:p>
          </table:table-cell>
          <table:table-cell table:number-columns-repeated="24"/>
        </table:table-row>
        <table:table-row table:style-name="ro1">
          <table:table-cell office:value-type="float" office:value="996.864860015252">
            <text:p>996.8648600153</text:p>
          </table:table-cell>
          <table:table-cell office:value-type="float" office:value="26.5702737968984">
            <text:p>26.5702737969</text:p>
          </table:table-cell>
          <table:table-cell/>
          <table:table-cell office:value-type="float" office:value="0.409602992552828">
            <text:p>0.4096029926</text:p>
          </table:table-cell>
          <table:table-cell table:number-columns-repeated="24"/>
        </table:table-row>
        <table:table-row table:style-name="ro1">
          <table:table-cell office:value-type="float" office:value="1979.68839704631">
            <text:p>1979.6883970463</text:p>
          </table:table-cell>
          <table:table-cell office:value-type="float" office:value="34.3213113175709">
            <text:p>34.3213113176</text:p>
          </table:table-cell>
          <table:table-cell/>
          <table:table-cell office:value-type="float" office:value="0.444743320272065">
            <text:p>0.4447433203</text:p>
          </table:table-cell>
          <table:table-cell table:number-columns-repeated="24"/>
        </table:table-row>
        <table:table-row table:style-name="ro1">
          <table:table-cell office:value-type="float" office:value="3958.51476526007">
            <text:p>3958.5147652601</text:p>
          </table:table-cell>
          <table:table-cell office:value-type="float" office:value="39.3767754022482">
            <text:p>39.3767754022</text:p>
          </table:table-cell>
          <table:table-cell/>
          <table:table-cell office:value-type="float" office:value="0.57149985211974">
            <text:p>0.5714998521</text:p>
          </table:table-cell>
          <table:table-cell table:number-columns-repeated="24"/>
        </table:table-row>
        <table:table-row table:style-name="ro1">
          <table:table-cell office:value-type="float" office:value="5946.50523887112">
            <text:p>5946.5052388711</text:p>
          </table:table-cell>
          <table:table-cell office:value-type="float" office:value="44.9343448637105">
            <text:p>44.9343448637</text:p>
          </table:table-cell>
          <table:table-cell/>
          <table:table-cell office:value-type="float" office:value="0.602923992200875">
            <text:p>0.6029239922</text:p>
          </table:table-cell>
          <table:table-cell table:number-columns-repeated="24"/>
        </table:table-row>
        <table:table-row table:style-name="ro1">
          <table:table-cell office:value-type="float" office:value="7818.85281791456">
            <text:p>7818.8528179146</text:p>
          </table:table-cell>
          <table:table-cell office:value-type="float" office:value="48.215074796551">
            <text:p>48.2150747966</text:p>
          </table:table-cell>
          <table:table-cell/>
          <table:table-cell office:value-type="float" office:value="0.638896574253613">
            <text:p>0.6388965743</text:p>
          </table:table-cell>
          <table:table-cell table:number-columns-repeated="24"/>
        </table:table-row>
        <table:table-row table:style-name="ro1">
          <table:table-cell office:value-type="float" office:value="9734.16008799681">
            <text:p>9734.1600879968</text:p>
          </table:table-cell>
          <table:table-cell office:value-type="float" office:value="50.7341600879968">
            <text:p>50.734160088</text:p>
          </table:table-cell>
          <table:table-cell/>
          <table:table-cell office:value-type="float" office:value="1.53637145392684">
            <text:p>1.5363714539</text:p>
          </table:table-cell>
          <table:table-cell table:number-columns-repeated="24"/>
        </table:table-row>
        <table:table-row table:style-name="ro1" table:number-rows-repeated="104816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Lazaro</meta:initial-creator>
    <meta:creation-date>2013-09-19T14:20:00</meta:creation-date>
    <dc:date>2013-10-16T18:44:50</dc:date>
    <dc:creator>Mario Lazaro</dc:creator>
    <meta:editing-duration>P4DT3H57M11S</meta:editing-duration>
    <meta:editing-cycles>7</meta:editing-cycles>
    <meta:generator>LibreOffice/3.5$Linux_X86_64 LibreOffice_project/350m1$Build-2</meta:generator>
    <meta:document-statistic meta:table-count="3" meta:cell-count="57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83cm" svg:height="4.224cm" xlink:href=".." xlink:type="simple" chart:class="chart:bar" chart:style-name="ch1">
        <chart:legend svg:x="34.65cm" svg:y="12.1cm" style:legend-expansion="custom" chartooo:width="57.759cm" chartooo:height="27.481cm" style:legend-expansion-aspect-ratio="2.10177941122958" chart:style-name="ch2"/>
        <chart:plot-area chart:style-name="ch3" table:cell-range-address="Sheet1.A9:Sheet1.A9" chart:data-source-has-labels="both" svg:x="-0.107cm" svg:y="0.185cm" svg:width="10.922cm" svg:height="3.751cm">
          <chartooo:coordinate-region svg:x="0.514cm" svg:y="0.384cm" svg:width="10.301cm" svg:height="3.3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18cm" svg:y="0.316cm" chart:style-name="ch2">
          <text:p>WORKLOAD a CABE TODO EN POOLSIZE (READ)</text:p>
        </chart:title>
        <chart:legend chart:legend-position="end" svg:x="13.465cm" svg:y="3.952cm" style:legend-expansion="high" chart:style-name="ch3"/>
        <chart:plot-area chart:style-name="ch4" table:cell-range-address="Sheet1.A363:Sheet1.A372 Sheet1.A361:Sheet1.A361 Sheet1.D363:Sheet1.D372 Sheet1.A253:Sheet1.A253 Sheet1.D255:Sheet1.D259" chart:data-source-has-labels="row" svg:x="0.77cm" svg:y="1.635cm" svg:width="12.055cm" svg:height="6.765cm">
          <chartooo:coordinate-region svg:x="1.497cm" svg:y="1.834cm" svg:width="10.956cm" svg:height="5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363:Sheet1.D372" chart:label-cell-address="Sheet1.A361:Sheet1.A361" chart:class="chart:scatter">
            <chart:domain table:cell-range-address="Sheet1.A363:Sheet1.A372"/>
            <chart:data-point chart:repeated="10"/>
          </chart:series>
          <chart:series chart:style-name="ch8" chart:values-cell-range-address="Sheet1.D255:Sheet1.D259" chart:label-cell-address="Sheet1.A253:Sheet1.A253" chart:class="chart:scatter">
            <chart:domain table:cell-range-address="Sheet1.A255:Sheet1.A25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ySQL</text:p>
                <draw:g>
                  <svg:desc>Sheet1.A361:Sheet1.A3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BASE</text:p>
                <draw:g>
                  <svg:desc>Sheet1.A253:Sheet1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8.378644139765">
                <text:p>698.378644139765</text:p>
                <draw:g>
                  <svg:desc>Sheet1.A363:Sheet1.A372</svg:desc>
                </draw:g>
              </table:table-cell>
              <table:table-cell office:value-type="float" office:value="0.323712636259323">
                <text:p>0.323712636259323</text:p>
                <draw:g>
                  <svg:desc>Sheet1.D363:Sheet1.D372</svg:desc>
                </draw:g>
              </table:table-cell>
              <table:table-cell office:value-type="float" office:value="698.642607278319">
                <text:p>698.642607278319</text:p>
                <draw:g>
                  <svg:desc>Sheet1.A255:Sheet1.A259</svg:desc>
                </draw:g>
              </table:table-cell>
              <table:table-cell office:value-type="float" office:value="1.41245126337163">
                <text:p>1.41245126337163</text:p>
                <draw:g>
                  <svg:desc>Sheet1.D255:Sheet1.D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.329522040802">
                <text:p>996.329522040802</text:p>
              </table:table-cell>
              <table:table-cell office:value-type="float" office:value="0.322291311536956">
                <text:p>0.322291311536956</text:p>
              </table:table-cell>
              <table:table-cell office:value-type="float" office:value="2000">
                <text:p>2000</text:p>
              </table:table-cell>
              <table:table-cell office:value-type="float" office:value="1.47181143115663">
                <text:p>1.4718114311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9.5404469813">
                <text:p>1489.5404469813</text:p>
              </table:table-cell>
              <table:table-cell office:value-type="float" office:value="0.327016546647464">
                <text:p>0.327016546647464</text:p>
              </table:table-cell>
              <table:table-cell office:value-type="float" office:value="4000">
                <text:p>4000</text:p>
              </table:table-cell>
              <table:table-cell office:value-type="float" office:value="1.566538673895">
                <text:p>1.566538673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6.6352614823">
                <text:p>1796.6352614823</text:p>
              </table:table-cell>
              <table:table-cell office:value-type="float" office:value="0.327826834844052">
                <text:p>0.327826834844052</text:p>
              </table:table-cell>
              <table:table-cell office:value-type="float" office:value="6000">
                <text:p>6000</text:p>
              </table:table-cell>
              <table:table-cell office:value-type="float" office:value="1.68200783727598">
                <text:p>1.68200783727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4.38043941811">
                <text:p>1974.38043941811</text:p>
              </table:table-cell>
              <table:table-cell office:value-type="float" office:value="0.336607486947414">
                <text:p>0.336607486947414</text:p>
              </table:table-cell>
              <table:table-cell office:value-type="float" office:value="7400">
                <text:p>7400</text:p>
              </table:table-cell>
              <table:table-cell office:value-type="float" office:value="2.5323042626046">
                <text:p>2.532304262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7.83579556033">
                <text:p>2737.83579556033</text:p>
              </table:table-cell>
              <table:table-cell office:value-type="float" office:value="0.346124007173969">
                <text:p>0.34612400717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1.86715571093">
                <text:p>3581.86715571093</text:p>
              </table:table-cell>
              <table:table-cell office:value-type="float" office:value="0.353708373088734">
                <text:p>0.35370837308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7.07729245544">
                <text:p>3847.07729245544</text:p>
              </table:table-cell>
              <table:table-cell office:value-type="float" office:value="0.362823055142295">
                <text:p>0.36282305514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64.81018933399">
                <text:p>4764.81018933399</text:p>
              </table:table-cell>
              <table:table-cell office:value-type="float" office:value="0.375640960728077">
                <text:p>0.37564096072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4.90677134446">
                <text:p>5004.90677134446</text:p>
              </table:table-cell>
              <table:table-cell office:value-type="float" office:value="0.387784036356654">
                <text:p>0.38778403635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2cm" xlink:href=".." xlink:type="simple" chart:class="chart:scatter" chart:style-name="ch1">
        <chart:title svg:x="4.754cm" svg:y="0.316cm" chart:style-name="ch2">
          <text:p>Read 50%, Update 50% [READ]</text:p>
        </chart:title>
        <chart:legend chart:legend-position="bottom" svg:x="5.687cm" svg:y="8.237cm" style:legend-expansion="wide" chart:style-name="ch3"/>
        <chart:plot-area chart:style-name="ch4" table:cell-range-address="Sheet1.A384:Sheet1.A392 Sheet1.A361:Sheet1.A361 Sheet1.D384:Sheet1.D392 Sheet1.A253:Sheet1.A253 Sheet1.D255:Sheet1.D259" chart:data-source-has-labels="row" svg:x="1.33cm" svg:y="1.635cm" svg:width="14.03cm" svg:height="5.441cm">
          <chartooo:coordinate-region svg:x="2.057cm" svg:y="1.834cm" svg:width="12.931cm" svg:height="4.595cm"/>
          <chart:axis chart:dimension="x" chart:name="primary-x" chart:style-name="ch5">
            <chart:title svg:x="6.753cm" svg:y="7.256cm" chart:style-name="ch6">
              <text:p>Throughout (ops/sec)</text:p>
            </chart:title>
          </chart:axis>
          <chart:axis chart:dimension="y" chart:name="primary-y" chart:style-name="ch5">
            <chart:title svg:x="0.451cm" svg:y="6.304cm" chart:style-name="ch7">
              <text:p>Average read latency (ms)</text:p>
            </chart:title>
            <chart:grid chart:style-name="ch8" chart:class="major"/>
          </chart:axis>
          <chart:series chart:style-name="ch9" chart:values-cell-range-address="Sheet1.D384:Sheet1.D392" chart:label-cell-address="Sheet1.A361:Sheet1.A361" chart:class="chart:scatter">
            <chart:domain table:cell-range-address="Sheet1.A384:Sheet1.A392"/>
            <chart:data-point chart:repeated="9"/>
          </chart:series>
          <chart:series chart:style-name="ch10" chart:values-cell-range-address="Sheet1.D255:Sheet1.D259" chart:label-cell-address="Sheet1.A253:Sheet1.A253" chart:class="chart:scatter">
            <chart:domain table:cell-range-address="Sheet1.A255:Sheet1.A25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ySQL</text:p>
                <draw:g>
                  <svg:desc>Sheet1.A361:Sheet1.A3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BASE</text:p>
                <draw:g>
                  <svg:desc>Sheet1.A253:Sheet1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7.581624025827">
                <text:p>697.581624025827</text:p>
                <draw:g>
                  <svg:desc>Sheet1.A384:Sheet1.A392</svg:desc>
                </draw:g>
              </table:table-cell>
              <table:table-cell office:value-type="float" office:value="0.86">
                <text:p>0.86</text:p>
                <draw:g>
                  <svg:desc>Sheet1.D384:Sheet1.D392</svg:desc>
                </draw:g>
              </table:table-cell>
              <table:table-cell office:value-type="float" office:value="698.642607278319">
                <text:p>698.642607278319</text:p>
                <draw:g>
                  <svg:desc>Sheet1.A255:Sheet1.A259</svg:desc>
                </draw:g>
              </table:table-cell>
              <table:table-cell office:value-type="float" office:value="1.41245126337163">
                <text:p>1.41245126337163</text:p>
                <draw:g>
                  <svg:desc>Sheet1.D255:Sheet1.D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.584582377157">
                <text:p>995.584582377157</text:p>
              </table:table-cell>
              <table:table-cell office:value-type="float" office:value="0.9">
                <text:p>0.9</text:p>
              </table:table-cell>
              <table:table-cell office:value-type="float" office:value="2000">
                <text:p>2000</text:p>
              </table:table-cell>
              <table:table-cell office:value-type="float" office:value="1.47181143115663">
                <text:p>1.4718114311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.62311119438">
                <text:p>1463.62311119438</text:p>
              </table:table-cell>
              <table:table-cell office:value-type="float" office:value="0.976037963197982">
                <text:p>0.976037963197982</text:p>
              </table:table-cell>
              <table:table-cell office:value-type="float" office:value="4000">
                <text:p>4000</text:p>
              </table:table-cell>
              <table:table-cell office:value-type="float" office:value="1.566538673895">
                <text:p>1.566538673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6.97577901103">
                <text:p>1916.97577901103</text:p>
              </table:table-cell>
              <table:table-cell office:value-type="float" office:value="1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1.68200783727598">
                <text:p>1.68200783727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0.49868456058">
                <text:p>1970.49868456058</text:p>
              </table:table-cell>
              <table:table-cell office:value-type="float" office:value="1.07462427782642">
                <text:p>1.07462427782642</text:p>
              </table:table-cell>
              <table:table-cell office:value-type="float" office:value="7400">
                <text:p>7400</text:p>
              </table:table-cell>
              <table:table-cell office:value-type="float" office:value="2.5323042626046">
                <text:p>2.532304262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4.05884283058">
                <text:p>2734.05884283058</text:p>
              </table:table-cell>
              <table:table-cell office:value-type="float" office:value="1.32753712511481">
                <text:p>1.3275371251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2.32140968016">
                <text:p>2712.32140968016</text:p>
              </table:table-cell>
              <table:table-cell office:value-type="float" office:value="1.40401247058306">
                <text:p>1.4040124705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0">
                <text:p>2900</text:p>
              </table:table-cell>
              <table:table-cell office:value-type="float" office:value="2.32873469171686">
                <text:p>2.3287346917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4.26506728383796">
                <text:p>4.2650672838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2cm" xlink:href=".." xlink:type="simple" chart:class="chart:scatter" chart:style-name="ch1">
        <chart:title svg:x="4.476cm" svg:y="0.316cm" chart:style-name="ch2">
          <text:p>Read 50%, Update 50% [UPDATE]</text:p>
        </chart:title>
        <chart:legend chart:legend-position="bottom" svg:x="5.687cm" svg:y="8.237cm" style:legend-expansion="wide" chart:style-name="ch3"/>
        <chart:plot-area chart:style-name="ch4" table:cell-range-address="Sheet1.A384:Sheet1.B392 Sheet1.A361:Sheet1.A361 Sheet1.A253:Sheet1.A253 Sheet1.B255:Sheet1.B259" chart:data-source-has-labels="row" svg:x="1.33cm" svg:y="1.635cm" svg:width="14.03cm" svg:height="5.441cm">
          <chartooo:coordinate-region svg:x="2.137cm" svg:y="1.834cm" svg:width="12.851cm" svg:height="4.595cm"/>
          <chart:axis chart:dimension="x" chart:name="primary-x" chart:style-name="ch5">
            <chart:title svg:x="6.753cm" svg:y="7.256cm" chart:style-name="ch6">
              <text:p>Throughput (ops/sec)</text:p>
            </chart:title>
          </chart:axis>
          <chart:axis chart:dimension="y" chart:name="primary-y" chart:style-name="ch5">
            <chart:title svg:x="0.451cm" svg:y="6.476cm" chart:style-name="ch7">
              <text:p>Average update latency (ms)</text:p>
            </chart:title>
            <chart:grid chart:style-name="ch8" chart:class="major"/>
          </chart:axis>
          <chart:series chart:style-name="ch9" chart:values-cell-range-address="Sheet1.B384:Sheet1.B392" chart:label-cell-address="Sheet1.A361:Sheet1.A361" chart:class="chart:scatter">
            <chart:domain table:cell-range-address="Sheet1.A384:Sheet1.A392"/>
            <chart:data-point chart:repeated="9"/>
          </chart:series>
          <chart:series chart:style-name="ch10" chart:values-cell-range-address="Sheet1.B255:Sheet1.B259" chart:label-cell-address="Sheet1.A253:Sheet1.A253" chart:class="chart:scatter">
            <chart:domain table:cell-range-address="Sheet1.A255:Sheet1.A25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ySQL</text:p>
                <draw:g>
                  <svg:desc>Sheet1.A361:Sheet1.A3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BASE</text:p>
                <draw:g>
                  <svg:desc>Sheet1.A253:Sheet1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7.581624025827">
                <text:p>697.581624025827</text:p>
                <draw:g>
                  <svg:desc>Sheet1.A384:Sheet1.A392</svg:desc>
                </draw:g>
              </table:table-cell>
              <table:table-cell office:value-type="float" office:value="34.4321002412871">
                <text:p>34.4321002412871</text:p>
                <draw:g>
                  <svg:desc>Sheet1.B384:Sheet1.B392</svg:desc>
                </draw:g>
              </table:table-cell>
              <table:table-cell office:value-type="float" office:value="698.642607278319">
                <text:p>698.642607278319</text:p>
                <draw:g>
                  <svg:desc>Sheet1.A255:Sheet1.A259</svg:desc>
                </draw:g>
              </table:table-cell>
              <table:table-cell office:value-type="float" office:value="0.0245576867004046">
                <text:p>0.0245576867004046</text:p>
                <draw:g>
                  <svg:desc>Sheet1.B255:Sheet1.B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.584582377157">
                <text:p>995.584582377157</text:p>
              </table:table-cell>
              <table:table-cell office:value-type="float" office:value="43.4490889303743">
                <text:p>43.4490889303743</text:p>
              </table:table-cell>
              <table:table-cell office:value-type="float" office:value="2000">
                <text:p>2000</text:p>
              </table:table-cell>
              <table:table-cell office:value-type="float" office:value="0.0366852291247244">
                <text:p>0.0366852291247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.62311119438">
                <text:p>1463.62311119438</text:p>
              </table:table-cell>
              <table:table-cell office:value-type="float" office:value="45.2184132297402">
                <text:p>45.2184132297402</text:p>
              </table:table-cell>
              <table:table-cell office:value-type="float" office:value="4000">
                <text:p>4000</text:p>
              </table:table-cell>
              <table:table-cell office:value-type="float" office:value="0.038775237242471">
                <text:p>0.038775237242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6.97577901103">
                <text:p>1916.97577901103</text:p>
              </table:table-cell>
              <table:table-cell office:value-type="float" office:value="47.193449531305">
                <text:p>47.193449531305</text:p>
              </table:table-cell>
              <table:table-cell office:value-type="float" office:value="6000">
                <text:p>6000</text:p>
              </table:table-cell>
              <table:table-cell office:value-type="float" office:value="0.0402844813971481">
                <text:p>0.040284481397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0.49868456058">
                <text:p>1970.49868456058</text:p>
              </table:table-cell>
              <table:table-cell office:value-type="float" office:value="51.3137417285057">
                <text:p>51.3137417285057</text:p>
              </table:table-cell>
              <table:table-cell office:value-type="float" office:value="7400">
                <text:p>7400</text:p>
              </table:table-cell>
              <table:table-cell office:value-type="float" office:value="0.0245967234228072">
                <text:p>0.0245967234228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4.05884283058">
                <text:p>2734.05884283058</text:p>
              </table:table-cell>
              <table:table-cell office:value-type="float" office:value="55.9980178368198">
                <text:p>55.998017836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2.32140968016">
                <text:p>2712.32140968016</text:p>
              </table:table-cell>
              <table:table-cell office:value-type="float" office:value="59.144960259163">
                <text:p>59.14496025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0">
                <text:p>290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Read 95%, Update 5% [READ]</text:p>
        </chart:title>
        <chart:legend chart:legend-position="bottom" svg:x="5.688cm" svg:y="8.217cm" style:legend-expansion="wide" chart:style-name="ch3"/>
        <chart:plot-area chart:style-name="ch4" table:cell-range-address="Sheet1.A409:Sheet1.A414 Sheet1.A361:Sheet1.A361 Sheet1.D409:Sheet1.D414 Sheet1.A253:Sheet1.A253 Sheet1.B264:Sheet1.B268" chart:data-source-has-labels="row" svg:x="1.331cm" svg:y="1.635cm" svg:width="14.029cm" svg:height="5.421cm">
          <chartooo:coordinate-region svg:x="2.058cm" svg:y="1.834cm" svg:width="12.837cm" svg:height="4.575cm"/>
          <chart:axis chart:dimension="x" chart:name="primary-x" chart:style-name="ch5">
            <chart:title svg:x="6.753cm" svg:y="7.236cm" chart:style-name="ch6">
              <text:p>Throughput (ops/sec)</text:p>
            </chart:title>
          </chart:axis>
          <chart:axis chart:dimension="y" chart:name="primary-y" chart:style-name="ch5">
            <chart:title svg:x="0.451cm" svg:y="6.294cm" chart:style-name="ch7">
              <text:p>Average read latency (ms)</text:p>
            </chart:title>
            <chart:grid chart:style-name="ch8" chart:class="major"/>
          </chart:axis>
          <chart:series chart:style-name="ch9" chart:values-cell-range-address="Sheet1.D409:Sheet1.D414" chart:label-cell-address="Sheet1.A361:Sheet1.A361" chart:class="chart:scatter">
            <chart:domain table:cell-range-address="Sheet1.A409:Sheet1.A414"/>
            <chart:data-point chart:repeated="6"/>
          </chart:series>
          <chart:series chart:style-name="ch10" chart:values-cell-range-address="Sheet1.B264:Sheet1.B268" chart:label-cell-address="Sheet1.A253:Sheet1.A253" chart:class="chart:scatter">
            <chart:domain table:cell-range-address="Sheet1.A255:Sheet1.A25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ySQL</text:p>
                <draw:g>
                  <svg:desc>Sheet1.A361:Sheet1.A3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BASE</text:p>
                <draw:g>
                  <svg:desc>Sheet1.A253:Sheet1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864860015252">
                <text:p>996.864860015252</text:p>
                <draw:g>
                  <svg:desc>Sheet1.A409:Sheet1.A414</svg:desc>
                </draw:g>
              </table:table-cell>
              <table:table-cell office:value-type="float" office:value="0.409602992552828">
                <text:p>0.409602992552828</text:p>
                <draw:g>
                  <svg:desc>Sheet1.D409:Sheet1.D414</svg:desc>
                </draw:g>
              </table:table-cell>
              <table:table-cell office:value-type="float" office:value="698.642607278319">
                <text:p>698.642607278319</text:p>
                <draw:g>
                  <svg:desc>Sheet1.A255:Sheet1.A259</svg:desc>
                </draw:g>
              </table:table-cell>
              <table:table-cell office:value-type="float" office:value="1.66225639903235">
                <text:p>1.66225639903235</text:p>
                <draw:g>
                  <svg:desc>Sheet1.B264:Sheet1.B2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9.68839704631">
                <text:p>1979.68839704631</text:p>
              </table:table-cell>
              <table:table-cell office:value-type="float" office:value="0.444743320272065">
                <text:p>0.444743320272065</text:p>
              </table:table-cell>
              <table:table-cell office:value-type="float" office:value="2000">
                <text:p>2000</text:p>
              </table:table-cell>
              <table:table-cell office:value-type="float" office:value="2.16888263161884">
                <text:p>2.16888263161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8.51476526007">
                <text:p>3958.51476526007</text:p>
              </table:table-cell>
              <table:table-cell office:value-type="float" office:value="0.57149985211974">
                <text:p>0.57149985211974</text:p>
              </table:table-cell>
              <table:table-cell office:value-type="float" office:value="4000">
                <text:p>4000</text:p>
              </table:table-cell>
              <table:table-cell office:value-type="float" office:value="2.32345974739293">
                <text:p>2.3234597473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6.50523887112">
                <text:p>5946.50523887112</text:p>
              </table:table-cell>
              <table:table-cell office:value-type="float" office:value="0.602923992200875">
                <text:p>0.602923992200875</text:p>
              </table:table-cell>
              <table:table-cell office:value-type="float" office:value="6000">
                <text:p>6000</text:p>
              </table:table-cell>
              <table:table-cell office:value-type="float" office:value="2.41445800311451">
                <text:p>2.41445800311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8.85281791456">
                <text:p>7818.85281791456</text:p>
              </table:table-cell>
              <table:table-cell office:value-type="float" office:value="0.638896574253613">
                <text:p>0.638896574253613</text:p>
              </table:table-cell>
              <table:table-cell office:value-type="float" office:value="7400">
                <text:p>7400</text:p>
              </table:table-cell>
              <table:table-cell office:value-type="float" office:value="3.21466114930964">
                <text:p>3.21466114930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34.16008799681">
                <text:p>9734.16008799681</text:p>
              </table:table-cell>
              <table:table-cell office:value-type="float" office:value="1.53637145392684">
                <text:p>1.5363714539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2cm" xlink:href=".." xlink:type="simple" chart:class="chart:scatter" chart:style-name="ch1">
        <chart:title svg:x="4.595cm" svg:y="0.316cm" chart:style-name="ch2">
          <text:p>Read 95%, Update 5% [UPDATE]</text:p>
        </chart:title>
        <chart:legend chart:legend-position="bottom" svg:x="5.687cm" svg:y="8.237cm" style:legend-expansion="wide" chart:style-name="ch3"/>
        <chart:plot-area chart:style-name="ch4" table:cell-range-address="Sheet1.A409:Sheet1.B414 Sheet1.A361:Sheet1.A361 Sheet1.A253:Sheet1.A253 Sheet1.C264:Sheet1.C268" chart:data-source-has-labels="row" svg:x="1.33cm" svg:y="1.635cm" svg:width="14.03cm" svg:height="5.441cm">
          <chartooo:coordinate-region svg:x="1.951cm" svg:y="1.834cm" svg:width="12.944cm" svg:height="4.595cm"/>
          <chart:axis chart:dimension="x" chart:name="primary-x" chart:style-name="ch5">
            <chart:title svg:x="6.753cm" svg:y="7.256cm" chart:style-name="ch6">
              <text:p>Throughput (ops/sec)</text:p>
            </chart:title>
          </chart:axis>
          <chart:axis chart:dimension="y" chart:name="primary-y" chart:style-name="ch5">
            <chart:title svg:x="0.451cm" svg:y="6.476cm" chart:style-name="ch7">
              <text:p>Average update latency (ms)</text:p>
            </chart:title>
            <chart:grid chart:style-name="ch8" chart:class="major"/>
          </chart:axis>
          <chart:series chart:style-name="ch9" chart:values-cell-range-address="Sheet1.B409:Sheet1.B414" chart:label-cell-address="Sheet1.A361:Sheet1.A361" chart:class="chart:scatter">
            <chart:domain table:cell-range-address="Sheet1.A409:Sheet1.A414"/>
            <chart:data-point chart:repeated="6"/>
          </chart:series>
          <chart:series chart:style-name="ch10" chart:values-cell-range-address="Sheet1.C264:Sheet1.C268" chart:label-cell-address="Sheet1.A253:Sheet1.A253" chart:class="chart:scatter">
            <chart:domain table:cell-range-address="Sheet1.A264:Sheet1.A268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ySQL</text:p>
                <draw:g>
                  <svg:desc>Sheet1.A361:Sheet1.A3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BASE</text:p>
                <draw:g>
                  <svg:desc>Sheet1.A253:Sheet1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864860015252">
                <text:p>996.864860015252</text:p>
                <draw:g>
                  <svg:desc>Sheet1.A409:Sheet1.A414</svg:desc>
                </draw:g>
              </table:table-cell>
              <table:table-cell office:value-type="float" office:value="26.5702737968984">
                <text:p>26.5702737968984</text:p>
                <draw:g>
                  <svg:desc>Sheet1.B409:Sheet1.B414</svg:desc>
                </draw:g>
              </table:table-cell>
              <table:table-cell office:value-type="float" office:value="1998.23755447695">
                <text:p>1998.23755447695</text:p>
                <draw:g>
                  <svg:desc>Sheet1.A264:Sheet1.A268</svg:desc>
                </draw:g>
              </table:table-cell>
              <table:table-cell office:value-type="float" office:value="0.0245576867004046">
                <text:p>0.0245576867004046</text:p>
                <draw:g>
                  <svg:desc>Sheet1.C264:Sheet1.C2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9.68839704631">
                <text:p>1979.68839704631</text:p>
              </table:table-cell>
              <table:table-cell office:value-type="float" office:value="34.3213113175709">
                <text:p>34.3213113175709</text:p>
              </table:table-cell>
              <table:table-cell office:value-type="float" office:value="3993.06803389316">
                <text:p>3993.06803389316</text:p>
              </table:table-cell>
              <table:table-cell office:value-type="float" office:value="0.0366852291247244">
                <text:p>0.0366852291247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8.51476526007">
                <text:p>3958.51476526007</text:p>
              </table:table-cell>
              <table:table-cell office:value-type="float" office:value="39.3767754022482">
                <text:p>39.3767754022482</text:p>
              </table:table-cell>
              <table:table-cell office:value-type="float" office:value="5985.47922739434">
                <text:p>5985.47922739434</text:p>
              </table:table-cell>
              <table:table-cell office:value-type="float" office:value="0.038775237242471">
                <text:p>0.038775237242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6.50523887112">
                <text:p>5946.50523887112</text:p>
              </table:table-cell>
              <table:table-cell office:value-type="float" office:value="44.9343448637105">
                <text:p>44.9343448637105</text:p>
              </table:table-cell>
              <table:table-cell office:value-type="float" office:value="6095.47959233433">
                <text:p>6095.47959233433</text:p>
              </table:table-cell>
              <table:table-cell office:value-type="float" office:value="0.0402844813971481">
                <text:p>0.040284481397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8.85281791456">
                <text:p>7818.85281791456</text:p>
              </table:table-cell>
              <table:table-cell office:value-type="float" office:value="48.215074796551">
                <text:p>48.215074796551</text:p>
              </table:table-cell>
              <table:table-cell office:value-type="float" office:value="7911.5175873036">
                <text:p>7911.5175873036</text:p>
              </table:table-cell>
              <table:table-cell office:value-type="float" office:value="0.0245967234228072">
                <text:p>0.0245967234228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34.16008799681">
                <text:p>9734.16008799681</text:p>
              </table:table-cell>
              <table:table-cell office:value-type="float" office:value="50.7341600879968">
                <text:p>50.73416008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use-zero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Sheet1.B9:Sheet1.G10" chart:data-source-has-labels="row" svg:x="0.77cm" svg:y="0.855cm" svg:width="12.604cm" svg:height="7.545cm">
          <chartooo:coordinate-region svg:x="1.762cm" svg:y="1.054cm" svg:width="11.425cm" svg:height="6.699cm"/>
          <chart:axis chart:dimension="x" chart:name="primary-x" chart:style-name="ch3" chartooo:axis-type="auto">
            <chartooo:date-scale/>
            <chart:title svg:x="5.626cm" svg:y="8.44cm" chart:style-name="ch4">
              <text:p>Number of Threads</text:p>
            </chart:title>
            <chart:categories table:cell-range-address="Sheet1.B9:Sheet1.G9"/>
          </chart:axis>
          <chart:axis chart:dimension="y" chart:name="primary-y" chart:style-name="ch5">
            <chart:title svg:x="0cm" svg:y="6.206cm" chart:style-name="ch6">
              <text:p>Elements per second</text:p>
            </chart:title>
            <chart:grid chart:style-name="ch7" chart:class="major"/>
          </chart:axis>
          <chart:series chart:style-name="ch8" chart:values-cell-range-address="Sheet1.B10:Sheet1.G10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9:Sheet1.G9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508">
                <text:p>1508</text:p>
                <draw:g>
                  <svg:desc>Sheet1.B10:Sheet1.G10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5181">
                <text:p>5181</text:p>
              </table:table-cell>
              <table:table-cell office:value-type="float" office:value="5143">
                <text:p>5143</text:p>
              </table:table-cell>
              <table:table-cell office:value-type="float" office:value="5424">
                <text:p>5424</text:p>
              </table:table-cell>
              <table:table-cell office:value-type="float" office:value="5324">
                <text:p>5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7.633cm" xlink:href=".." xlink:type="simple" chart:class="chart:bar" chart:style-name="ch1">
        <chart:plot-area chart:style-name="ch2" table:cell-range-address="Sheet1.A46:Sheet1.B49" chart:data-source-has-labels="column" svg:x="1.285cm" svg:y="0.829cm" svg:width="14.029cm" svg:height="6.049cm">
          <chartooo:coordinate-region svg:x="2.277cm" svg:y="1.028cm" svg:width="13.037cm" svg:height="5.203cm"/>
          <chart:axis chart:dimension="x" chart:name="primary-x" chart:style-name="ch3" chartooo:axis-type="auto">
            <chartooo:date-scale/>
            <chart:title svg:x="6.76cm" svg:y="7.03cm" chart:style-name="ch4">
              <text:p>Compression Codec</text:p>
            </chart:title>
            <chart:categories table:cell-range-address="Sheet1.A46:Sheet1.A49"/>
          </chart:axis>
          <chart:axis chart:dimension="y" chart:name="primary-y" chart:style-name="ch5">
            <chart:title svg:x="0.405cm" svg:y="5.061cm" chart:style-name="ch6">
              <text:p>Total Time (sec)</text:p>
            </chart:title>
            <chart:grid chart:style-name="ch7" chart:class="major"/>
          </chart:axis>
          <chart:series chart:style-name="ch8" chart:values-cell-range-address="Sheet1.B46:Sheet1.B4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 Compression</text:p>
                <draw:g>
                  <svg:desc>Sheet1.A46:Sheet1.A49</svg:desc>
                </draw:g>
              </table:table-cell>
              <table:table-cell office:value-type="float" office:value="2996">
                <text:p>2996</text:p>
                <draw:g>
                  <svg:desc>Sheet1.B46:Sheet1.B49</svg:desc>
                </draw:g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879">
                <text:p>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3.952cm" style:legend-expansion="high" chart:style-name="ch2"/>
        <chart:plot-area chart:style-name="ch3" table:cell-range-address="Sheet1.B56:Sheet1.B57 Sheet1.B49:Sheet1.B49 Sheet1.B51:Sheet1.B51" chart:data-source-has-labels="row" svg:x="1.331cm" svg:y="0.855cm" svg:width="11.554cm" svg:height="6.984cm">
          <chartooo:coordinate-region svg:x="2.138cm" svg:y="1.054cm" svg:width="10.747cm" svg:height="6.586cm"/>
          <chart:axis chart:dimension="x" chart:name="primary-x" chart:style-name="ch4">
            <chart:title svg:x="5.648cm" svg:y="8.019cm" chart:style-name="ch5">
              <text:p>Number of Regions</text:p>
            </chart:title>
          </chart:axis>
          <chart:axis chart:dimension="y" chart:name="primary-y" chart:style-name="ch6">
            <chart:title svg:x="0.451cm" svg:y="5.555cm" chart:style-name="ch7">
              <text:p>Total Time (sec)</text:p>
            </chart:title>
            <chart:grid chart:style-name="ch8" chart:class="major"/>
          </chart:axis>
          <chart:series chart:style-name="ch9" chart:values-cell-range-address="Sheet1.B49:Sheet1.B49" chart:label-cell-address="Sheet1.B56:Sheet1.B56" chart:class="chart:bar">
            <chart:data-point/>
          </chart:series>
          <chart:series chart:style-name="ch10" chart:values-cell-range-address="Sheet1.B51:Sheet1.B51" chart:label-cell-address="Sheet1.B57:Sheet1.B5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gion</text:p>
                <draw:g>
                  <svg:desc>Sheet1.B56:Sheet1.B56</svg:desc>
                </draw:g>
              </table:table-cell>
              <table:table-cell office:value-type="string">
                <text:p>24 Regions</text:p>
                <draw:g>
                  <svg:desc>Sheet1.B57:Sheet1.B5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79">
                <text:p>879</text:p>
                <draw:g>
                  <svg:desc>Sheet1.B49:Sheet1.B49</svg:desc>
                </draw:g>
              </table:table-cell>
              <table:table-cell office:value-type="float" office:value="840">
                <text:p>840</text:p>
                <draw:g>
                  <svg:desc>Sheet1.B51:Sheet1.B5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svg:x="10.51cm" svg:y="3.554cm" style:legend-expansion="custom" chartooo:width="5.281cm" chartooo:height="1.889cm" style:legend-expansion-aspect-ratio="2.79565907887771" chart:style-name="ch2"/>
        <chart:plot-area chart:style-name="ch3" table:cell-range-address="Sheet1.B67:Sheet1.B68 Sheet1.B51:Sheet1.B52" chart:data-source-has-labels="row" svg:x="1.331cm" svg:y="0.854cm" svg:width="8.538cm" svg:height="7.543cm">
          <chartooo:coordinate-region svg:x="2.138cm" svg:y="1.053cm" svg:width="7.731cm" svg:height="7.145cm"/>
          <chart:axis chart:dimension="x" chart:name="primary-x" chart:style-name="ch4"/>
          <chart:axis chart:dimension="y" chart:name="primary-y" chart:style-name="ch5">
            <chart:title svg:x="0.451cm" svg:y="5.833cm" chart:style-name="ch6">
              <text:p>Total Time (sec)</text:p>
            </chart:title>
            <chart:grid chart:style-name="ch7" chart:class="major"/>
          </chart:axis>
          <chart:series chart:style-name="ch8" chart:values-cell-range-address="Sheet1.B51:Sheet1.B51" chart:label-cell-address="Sheet1.B67:Sheet1.B67" chart:class="chart:bar">
            <chart:data-point/>
          </chart:series>
          <chart:series chart:style-name="ch9" chart:values-cell-range-address="Sheet1.B52:Sheet1.B52" chart:label-cell-address="Sheet1.B68:Sheet1.B6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 Regions without PreSampling</text:p>
                <draw:g>
                  <svg:desc>Sheet1.B67:Sheet1.B67</svg:desc>
                </draw:g>
              </table:table-cell>
              <table:table-cell office:value-type="string">
                <text:p>24 Regions with PreSampling</text:p>
                <draw:g>
                  <svg:desc>Sheet1.B68:Sheet1.B6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40">
                <text:p>840</text:p>
                <draw:g>
                  <svg:desc>Sheet1.B51:Sheet1.B51</svg:desc>
                </draw:g>
              </table:table-cell>
              <table:table-cell office:value-type="float" office:value="552">
                <text:p>552</text:p>
                <draw:g>
                  <svg:desc>Sheet1.B52:Sheet1.B5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8cm" xlink:href=".." xlink:type="simple" chart:class="chart:bar" chart:style-name="ch1">
        <chart:legend chart:legend-position="end" svg:x="12.516cm" svg:y="3.707cm" style:legend-expansion="high" chart:style-name="ch2"/>
        <chart:plot-area chart:style-name="ch3" table:cell-range-address="Sheet1.B71:Sheet1.B73 Sheet1.B52:Sheet1.B54" chart:data-source-has-labels="row" svg:x="1.331cm" svg:y="0.855cm" svg:width="10.545cm" svg:height="6.992cm">
          <chartooo:coordinate-region svg:x="2.138cm" svg:y="1.054cm" svg:width="9.738cm" svg:height="6.594cm"/>
          <chart:axis chart:dimension="x" chart:name="primary-x" chart:style-name="ch4">
            <chart:title svg:x="5.315cm" svg:y="8.027cm" chart:style-name="ch5">
              <text:p>HDFS Block Size</text:p>
            </chart:title>
          </chart:axis>
          <chart:axis chart:dimension="y" chart:name="primary-y" chart:style-name="ch6">
            <chart:title svg:x="0.451cm" svg:y="6.313cm" chart:style-name="ch7">
              <text:p>Total Execution Time (sec)</text:p>
            </chart:title>
            <chart:grid chart:style-name="ch8" chart:class="major"/>
          </chart:axis>
          <chart:series chart:style-name="ch9" chart:values-cell-range-address="Sheet1.B52:Sheet1.B52" chart:label-cell-address="Sheet1.B71:Sheet1.B71" chart:class="chart:bar">
            <chart:data-point/>
          </chart:series>
          <chart:series chart:style-name="ch10" chart:values-cell-range-address="Sheet1.B53:Sheet1.B53" chart:label-cell-address="Sheet1.B72:Sheet1.B72" chart:class="chart:bar">
            <chart:data-point/>
          </chart:series>
          <chart:series chart:style-name="ch11" chart:values-cell-range-address="Sheet1.B54:Sheet1.B54" chart:label-cell-address="Sheet1.B73:Sheet1.B7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MB block size</text:p>
                <draw:g>
                  <svg:desc>Sheet1.B71:Sheet1.B71</svg:desc>
                </draw:g>
              </table:table-cell>
              <table:table-cell office:value-type="string">
                <text:p>128MB block size</text:p>
                <draw:g>
                  <svg:desc>Sheet1.B72:Sheet1.B72</svg:desc>
                </draw:g>
              </table:table-cell>
              <table:table-cell office:value-type="string">
                <text:p>256MB block size</text:p>
                <draw:g>
                  <svg:desc>Sheet1.B73:Sheet1.B7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52">
                <text:p>552</text:p>
                <draw:g>
                  <svg:desc>Sheet1.B52:Sheet1.B52</svg:desc>
                </draw:g>
              </table:table-cell>
              <table:table-cell office:value-type="float" office:value="524">
                <text:p>524</text:p>
                <draw:g>
                  <svg:desc>Sheet1.B53:Sheet1.B53</svg:desc>
                </draw:g>
              </table:table-cell>
              <table:table-cell office:value-type="float" office:value="820">
                <text:p>820</text:p>
                <draw:g>
                  <svg:desc>Sheet1.B54:Sheet1.B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81cm" xlink:href=".." xlink:type="simple" chart:class="chart:line" chart:style-name="ch1">
        <chart:plot-area chart:style-name="ch2" table:cell-range-address="Sheet1.A102:Sheet1.A106 Sheet1.D101:Sheet1.D106" chart:data-source-has-labels="both" svg:x="0.949cm" svg:y="0.691cm" svg:width="14.584cm" svg:height="7.529cm">
          <chartooo:coordinate-region svg:x="1.861cm" svg:y="0.89cm" svg:width="12.652cm" svg:height="6.683cm"/>
          <chart:axis chart:dimension="x" chart:name="primary-x" chart:style-name="ch3" chartooo:axis-type="auto">
            <chartooo:date-scale/>
            <chart:title svg:x="7.046cm" svg:y="8.399cm" chart:style-name="ch4">
              <text:p>Random Reads</text:p>
            </chart:title>
            <chart:categories table:cell-range-address="Sheet1.A102:Sheet1.A106"/>
          </chart:axis>
          <chart:axis chart:dimension="y" chart:name="primary-y" chart:style-name="ch5">
            <chart:title svg:x="0.07cm" svg:y="6.02cm" chart:style-name="ch6">
              <text:p>Execution Time (sec)</text:p>
            </chart:title>
            <chart:grid chart:style-name="ch7" chart:class="major"/>
          </chart:axis>
          <chart:series chart:style-name="ch8" chart:values-cell-range-address="Sheet1.D102:Sheet1.D106" chart:label-cell-address="Sheet1.D101:Sheet1.D10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ec)</text:p>
                <draw:g>
                  <svg:desc>Sheet1.D101:Sheet1.D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Row Key</text:p>
                <draw:g>
                  <svg:desc>Sheet1.A102:Sheet1.A106</svg:desc>
                </draw:g>
              </table:table-cell>
              <table:table-cell office:value-type="float" office:value="0.009">
                <text:p>0.009</text:p>
                <draw:g>
                  <svg:desc>Sheet1.D102:Sheet1.D106</svg:desc>
                </draw:g>
              </table:table-cell>
            </table:table-row>
            <table:table-row>
              <table:table-cell office:value-type="string">
                <text:p>5 Row Keys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 Row Keys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 Row Keys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0 Row Keys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6:Sheet1.B259" chart:data-source-has-labels="column" svg:x="0.77cm" svg:y="0.855cm" svg:width="11.738cm" svg:height="7.545cm">
          <chartooo:coordinate-region svg:x="1.868cm" svg:y="1.054cm" svg:width="10.268cm" svg:height="6.699cm"/>
          <chart:axis chart:dimension="x" chart:name="primary-x" chart:style-name="ch4" chartooo:axis-type="auto">
            <chartooo:date-scale/>
            <chart:categories table:cell-range-address="Sheet1.A256:Sheet1.A2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6:Sheet1.B259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56:Sheet1.A259</svg:desc>
                </draw:g>
              </table:table-cell>
              <table:table-cell office:value-type="float" office:value="0.0366852291247244">
                <text:p>0.0366852291247244</text:p>
                <draw:g>
                  <svg:desc>Sheet1.B256:Sheet1.B25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38775237242471">
                <text:p>0.0387752372424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402844813971481">
                <text:p>0.040284481397148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245967234228072">
                <text:p>0.0245967234228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2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6cm" svg:height="17.584cm" xlink:href=".." xlink:type="simple" chart:class="chart:scatter" chart:style-name="ch1">
        <chart:title svg:x="9.287cm" svg:y="0.487cm" chart:style-name="ch2">
          <text:p>Load phase, [INSERT]</text:p>
        </chart:title>
        <chart:legend chart:legend-position="end" svg:x="18.674cm" svg:y="7.746cm" style:legend-expansion="high" chart:style-name="ch3"/>
        <chart:plot-area chart:style-name="ch4" table:cell-range-address="Sheet1.J241:Sheet1.L241 Sheet1.J231:Sheet1.J231 Sheet1.J242:Sheet1.J245 Sheet1.L242:Sheet1.L244" chart:data-source-has-labels="both" svg:x="1.474cm" svg:y="2.319cm" svg:width="16.274cm" svg:height="13.933cm">
          <chartooo:coordinate-region svg:x="2.095cm" svg:y="2.518cm" svg:width="15.188cm" svg:height="13.087cm"/>
          <chart:axis chart:dimension="x" chart:name="primary-x" chart:style-name="ch5" chartooo:axis-type="auto">
            <chart:title svg:x="8.019cm" svg:y="16.603cm" chart:style-name="ch6">
              <text:p>Throughput (ops/sec)</text:p>
            </chart:title>
            <chart:categories table:cell-range-address="Sheet1.J231:Sheet1.J231"/>
            <chart:grid chart:style-name="ch7" chart:class="major"/>
          </chart:axis>
          <chart:axis chart:dimension="y" chart:name="primary-y" chart:style-name="ch8">
            <chart:title svg:x="0.451cm" svg:y="10.864cm" chart:style-name="ch9">
              <text:p>Average latency (m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L241:Sheet1.L241" chart:label-cell-address="Sheet1.J241:Sheet1.J241" chart:class="chart:scatter">
            <chart:domain table:cell-range-address="Sheet1.K241:Sheet1.K241"/>
            <chart:data-point/>
          </chart:series>
          <chart:series chart:style-name="ch11" chart:values-cell-range-address="Sheet1.L242:Sheet1.L242" chart:label-cell-address="Sheet1.J242:Sheet1.J242" chart:class="chart:scatter">
            <chart:domain table:cell-range-address="Sheet1.K242:Sheet1.K242"/>
            <chart:data-point/>
          </chart:series>
          <chart:series chart:style-name="ch12" chart:values-cell-range-address="Sheet1.L243:Sheet1.L243" chart:label-cell-address="Sheet1.J243:Sheet1.J243" chart:class="chart:scatter">
            <chart:domain table:cell-range-address="Sheet1.K243:Sheet1.K243"/>
            <chart:data-point/>
          </chart:series>
          <chart:series chart:style-name="ch13" chart:values-cell-range-address="Sheet1.L244:Sheet1.L244" chart:label-cell-address="Sheet1.J244:Sheet1.J245" chart:class="chart:scatter">
            <chart:domain table:cell-range-address="Sheet1.K244:Sheet1.K244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231:Sheet1.J2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486.7768895986">
                <text:p>13486.7768895986</text:p>
                <draw:g>
                  <svg:desc>Sheet1.K241:Sheet1.K241</svg:desc>
                </draw:g>
              </table:table-cell>
            </table:table-row>
            <table:table-row>
              <table:table-cell office:value-type="string">
                <text:p>Hbase</text:p>
                <draw:g>
                  <svg:desc>Sheet1.J241:Sheet1.J241</svg:desc>
                </draw:g>
              </table:table-cell>
              <table:table-cell office:value-type="float" office:value="0.73494141">
                <text:p>0.73494141</text:p>
                <draw:g>
                  <svg:desc>Sheet1.L241:Sheet1.L2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610.6116942">
                <text:p>19610.6116942</text:p>
                <draw:g>
                  <svg:desc>Sheet1.K242:Sheet1.K242</svg:desc>
                </draw:g>
              </table:table-cell>
            </table:table-row>
            <table:table-row>
              <table:table-cell office:value-type="string">
                <text:p>Hbase built-in PreSplit</text:p>
                <draw:g>
                  <svg:desc>Sheet1.J242:Sheet1.J242</svg:desc>
                </draw:g>
              </table:table-cell>
              <table:table-cell office:value-type="float" office:value="0.5027690542">
                <text:p>0.5027690542</text:p>
                <draw:g>
                  <svg:desc>Sheet1.L242:Sheet1.L2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356.7728000945">
                <text:p>20356.7728000945</text:p>
                <draw:g>
                  <svg:desc>Sheet1.K243:Sheet1.K243</svg:desc>
                </draw:g>
              </table:table-cell>
            </table:table-row>
            <table:table-row>
              <table:table-cell office:value-type="string">
                <text:p>Hbase own Presplit Tool</text:p>
                <draw:g>
                  <svg:desc>Sheet1.J243:Sheet1.J243</svg:desc>
                </draw:g>
              </table:table-cell>
              <table:table-cell office:value-type="float" office:value="0.4839862283">
                <text:p>0.4839862283</text:p>
                <draw:g>
                  <svg:desc>Sheet1.L243:Sheet1.L2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94.78767844565">
                <text:p>1394.78767844565</text:p>
                <draw:g>
                  <svg:desc>Sheet1.K244:Sheet1.K244</svg:desc>
                </draw:g>
              </table:table-cell>
            </table:table-row>
            <table:table-row>
              <table:table-cell office:value-type="string">
                <text:p>MySQL</text:p>
                <text:list>
                  <text:list-item>
                    <text:p>MySQL</text:p>
                  </text:list-item>
                  <text:list-item>
                    <text:p/>
                  </text:list-item>
                </text:list>
                <draw:g>
                  <svg:desc>Sheet1.J244:Sheet1.J245</svg:desc>
                </draw:g>
              </table:table-cell>
              <table:table-cell office:value-type="float" office:value="67.79848477">
                <text:p>67.79848477</text:p>
                <draw:g>
                  <svg:desc>Sheet1.L244:Sheet1.L24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